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DejaVu Sans Condensed" svg:font-family="'DejaVu Sans Condensed'" style:font-adornments="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a8885"/>
    </style:style>
    <style:style style:name="P2" style:family="paragraph" style:parent-style-name="Standard">
      <style:text-properties officeooo:paragraph-rsid="001aa55a"/>
    </style:style>
    <style:style style:name="P3" style:family="paragraph" style:parent-style-name="Standard">
      <style:text-properties officeooo:rsid="001907e2" officeooo:paragraph-rsid="001907e2"/>
    </style:style>
    <style:style style:name="P4" style:family="paragraph" style:parent-style-name="Standard">
      <style:text-properties officeooo:rsid="001907e2" officeooo:paragraph-rsid="001a8885"/>
    </style:style>
    <style:style style:name="P5" style:family="paragraph" style:parent-style-name="Standard">
      <style:text-properties officeooo:rsid="001907e2" officeooo:paragraph-rsid="001eb475"/>
    </style:style>
    <style:style style:name="P6" style:family="paragraph" style:parent-style-name="Standard">
      <style:text-properties officeooo:rsid="001907e2" officeooo:paragraph-rsid="0022b506"/>
    </style:style>
    <style:style style:name="P7" style:family="paragraph" style:parent-style-name="Standard">
      <style:text-properties officeooo:rsid="001907e2" officeooo:paragraph-rsid="0023638a"/>
    </style:style>
    <style:style style:name="P8" style:family="paragraph" style:parent-style-name="Standard">
      <style:text-properties officeooo:rsid="001907e2" officeooo:paragraph-rsid="002acf33"/>
    </style:style>
    <style:style style:name="P9" style:family="paragraph" style:parent-style-name="Standard">
      <style:text-properties officeooo:rsid="001907e2" officeooo:paragraph-rsid="00369fd7"/>
    </style:style>
    <style:style style:name="P10" style:family="paragraph" style:parent-style-name="Standard">
      <style:text-properties fo:font-weight="normal" officeooo:rsid="001907e2" officeooo:paragraph-rsid="001907e2" style:font-weight-asian="normal" style:font-weight-complex="normal"/>
    </style:style>
    <style:style style:name="P11" style:family="paragraph" style:parent-style-name="Standard">
      <style:text-properties fo:font-weight="normal" officeooo:rsid="001907e2" officeooo:paragraph-rsid="001eb475" style:font-weight-asian="normal" style:font-weight-complex="normal"/>
    </style:style>
    <style:style style:name="P12" style:family="paragraph" style:parent-style-name="Standard">
      <style:text-properties fo:font-weight="normal" officeooo:rsid="001907e2" officeooo:paragraph-rsid="0023638a" style:font-weight-asian="normal" style:font-weight-complex="normal"/>
    </style:style>
    <style:style style:name="P13" style:family="paragraph" style:parent-style-name="Standard">
      <style:text-properties fo:font-weight="normal" officeooo:rsid="001aa55a" officeooo:paragraph-rsid="001d8961" style:font-weight-asian="normal" style:font-weight-complex="normal"/>
    </style:style>
    <style:style style:name="P14" style:family="paragraph" style:parent-style-name="Standard">
      <style:text-properties fo:font-weight="normal" officeooo:rsid="001aa55a" officeooo:paragraph-rsid="0022b506" style:font-weight-asian="normal" style:font-weight-complex="normal"/>
    </style:style>
    <style:style style:name="P15" style:family="paragraph" style:parent-style-name="Standard">
      <style:text-properties fo:font-weight="normal" officeooo:paragraph-rsid="001eb475" style:font-weight-asian="normal" style:font-weight-complex="normal"/>
    </style:style>
    <style:style style:name="P16" style:family="paragraph" style:parent-style-name="Standard">
      <style:text-properties officeooo:rsid="001aa55a" officeooo:paragraph-rsid="001aa55a"/>
    </style:style>
    <style:style style:name="P17" style:family="paragraph" style:parent-style-name="Standard">
      <style:text-properties officeooo:rsid="001aa55a" officeooo:paragraph-rsid="001ae361"/>
    </style:style>
    <style:style style:name="P18" style:family="paragraph" style:parent-style-name="Standard">
      <style:text-properties officeooo:rsid="001aa55a" officeooo:paragraph-rsid="001d8961"/>
    </style:style>
    <style:style style:name="P19" style:family="paragraph" style:parent-style-name="Standard">
      <style:text-properties officeooo:rsid="001aa55a" officeooo:paragraph-rsid="001eb475"/>
    </style:style>
    <style:style style:name="P20" style:family="paragraph" style:parent-style-name="Standard">
      <style:text-properties officeooo:rsid="001aa55a" officeooo:paragraph-rsid="0022b506"/>
    </style:style>
    <style:style style:name="P21" style:family="paragraph" style:parent-style-name="Standard">
      <style:text-properties officeooo:rsid="001aa55a" officeooo:paragraph-rsid="0023638a"/>
    </style:style>
    <style:style style:name="P22" style:family="paragraph" style:parent-style-name="Standard">
      <style:text-properties officeooo:rsid="001aa55a" officeooo:paragraph-rsid="0032e593"/>
    </style:style>
    <style:style style:name="P23" style:family="paragraph" style:parent-style-name="Standard">
      <style:text-properties officeooo:rsid="001aa55a" officeooo:paragraph-rsid="00361d71"/>
    </style:style>
    <style:style style:name="P24" style:family="paragraph" style:parent-style-name="Standard">
      <style:text-properties fo:font-style="normal" officeooo:paragraph-rsid="002bc470" style:font-style-asian="normal" style:font-style-complex="normal"/>
    </style:style>
    <style:style style:name="P25" style:family="paragraph" style:parent-style-name="Standard">
      <style:text-properties officeooo:rsid="001ae361" officeooo:paragraph-rsid="001ae361"/>
    </style:style>
    <style:style style:name="P26" style:family="paragraph" style:parent-style-name="Standard">
      <style:text-properties officeooo:rsid="001ae361" officeooo:paragraph-rsid="001cb6e5"/>
    </style:style>
    <style:style style:name="P27" style:family="paragraph" style:parent-style-name="Standard">
      <style:text-properties officeooo:rsid="001ae361" officeooo:paragraph-rsid="001d8961"/>
    </style:style>
    <style:style style:name="P28" style:family="paragraph" style:parent-style-name="Standard">
      <style:text-properties officeooo:rsid="001ae361" officeooo:paragraph-rsid="0021549c"/>
    </style:style>
    <style:style style:name="P29" style:family="paragraph" style:parent-style-name="Standard">
      <style:text-properties officeooo:rsid="001ae361" officeooo:paragraph-rsid="0023638a"/>
    </style:style>
    <style:style style:name="P30" style:family="paragraph" style:parent-style-name="Standard">
      <style:text-properties officeooo:rsid="001ae361" officeooo:paragraph-rsid="0027e464"/>
    </style:style>
    <style:style style:name="P31" style:family="paragraph" style:parent-style-name="Standard">
      <style:text-properties officeooo:rsid="001ae361" officeooo:paragraph-rsid="002acf33"/>
    </style:style>
    <style:style style:name="P32" style:family="paragraph" style:parent-style-name="Standard">
      <style:text-properties officeooo:rsid="001ae361" officeooo:paragraph-rsid="002f8a2d"/>
    </style:style>
    <style:style style:name="P33" style:family="paragraph" style:parent-style-name="Standard">
      <style:text-properties officeooo:rsid="001ae361" officeooo:paragraph-rsid="00306bad"/>
    </style:style>
    <style:style style:name="P34" style:family="paragraph" style:parent-style-name="Standard">
      <style:text-properties officeooo:rsid="001ae361" officeooo:paragraph-rsid="0032e593"/>
    </style:style>
    <style:style style:name="P35" style:family="paragraph" style:parent-style-name="Standard">
      <style:text-properties officeooo:rsid="001ae361" officeooo:paragraph-rsid="0035e431"/>
    </style:style>
    <style:style style:name="P36" style:family="paragraph" style:parent-style-name="Standard">
      <style:text-properties officeooo:paragraph-rsid="001d8961"/>
    </style:style>
    <style:style style:name="P37" style:family="paragraph" style:parent-style-name="Standard">
      <style:text-properties officeooo:paragraph-rsid="001eb475"/>
    </style:style>
    <style:style style:name="P38" style:family="paragraph" style:parent-style-name="Standard">
      <style:text-properties officeooo:paragraph-rsid="0023638a"/>
    </style:style>
    <style:style style:name="P39" style:family="paragraph" style:parent-style-name="Standard">
      <style:text-properties officeooo:paragraph-rsid="0035e431"/>
    </style:style>
    <style:style style:name="P40" style:family="paragraph" style:parent-style-name="Standard">
      <style:text-properties officeooo:paragraph-rsid="00377f6b"/>
    </style:style>
    <style:style style:name="P41" style:family="paragraph" style:parent-style-name="Text_20_body">
      <style:text-properties fo:font-weight="bold" style:font-weight-asian="bold" style:font-weight-complex="bold"/>
    </style:style>
    <style:style style:name="P42" style:family="paragraph" style:parent-style-name="Text_20_body">
      <style:text-properties officeooo:paragraph-rsid="00361d71"/>
    </style:style>
    <style:style style:name="P43" style:family="paragraph" style:parent-style-name="Text_20_body">
      <style:text-properties officeooo:paragraph-rsid="00377f6b"/>
    </style:style>
    <style:style style:name="P44" style:family="paragraph" style:parent-style-name="Text_20_body">
      <style:text-properties officeooo:paragraph-rsid="003d46b7"/>
    </style:style>
    <style:style style:name="P45" style:family="paragraph" style:parent-style-name="Standard">
      <style:text-properties fo:font-weight="normal" officeooo:rsid="001907e2" officeooo:paragraph-rsid="0023638a" style:font-weight-asian="normal" style:font-weight-complex="normal"/>
    </style:style>
    <style:style style:name="P46" style:family="paragraph" style:parent-style-name="Standard">
      <style:text-properties fo:font-weight="normal" officeooo:rsid="001a8885" officeooo:paragraph-rsid="0035e431" style:font-weight-asian="normal" style:font-weight-complex="normal"/>
    </style:style>
    <style:style style:name="P47" style:family="paragraph" style:parent-style-name="Standard">
      <style:text-properties fo:font-weight="normal" officeooo:rsid="001aa55a" officeooo:paragraph-rsid="0022b506" style:font-weight-asian="normal" style:font-weight-complex="normal"/>
    </style:style>
    <style:style style:name="P48" style:family="paragraph" style:parent-style-name="Standard">
      <style:text-properties fo:font-weight="normal" officeooo:rsid="001aa55a" officeooo:paragraph-rsid="001d8961" style:font-weight-asian="normal" style:font-weight-complex="normal"/>
    </style:style>
    <style:style style:name="P49" style:family="paragraph" style:parent-style-name="Standard">
      <style:text-properties fo:font-weight="normal" officeooo:rsid="001aa55a" officeooo:paragraph-rsid="0045deba" style:font-weight-asian="normal" style:font-weight-complex="normal"/>
    </style:style>
    <style:style style:name="P50" style:family="paragraph" style:parent-style-name="Standard">
      <style:text-properties officeooo:rsid="001907e2" officeooo:paragraph-rsid="002acf33"/>
    </style:style>
    <style:style style:name="P51" style:family="paragraph" style:parent-style-name="Standard">
      <style:text-properties officeooo:rsid="001907e2" officeooo:paragraph-rsid="0043337b"/>
    </style:style>
    <style:style style:name="P52" style:family="paragraph" style:parent-style-name="Standard">
      <style:text-properties officeooo:rsid="001d8961" officeooo:paragraph-rsid="001eb475"/>
    </style:style>
    <style:style style:name="P53" style:family="paragraph" style:parent-style-name="Standard">
      <style:text-properties officeooo:rsid="00298016" officeooo:paragraph-rsid="00298016"/>
    </style:style>
    <style:style style:name="P54" style:family="paragraph" style:parent-style-name="Standard">
      <style:text-properties officeooo:rsid="00298016" officeooo:paragraph-rsid="003f1fab"/>
    </style:style>
    <style:style style:name="P55" style:family="paragraph" style:parent-style-name="Standard">
      <style:text-properties officeooo:rsid="00298016" officeooo:paragraph-rsid="002acf33"/>
    </style:style>
    <style:style style:name="P56" style:family="paragraph" style:parent-style-name="Standard">
      <style:text-properties officeooo:rsid="001cb6e5" officeooo:paragraph-rsid="001cb6e5"/>
    </style:style>
    <style:style style:name="P57" style:family="paragraph" style:parent-style-name="Standard">
      <style:text-properties style:text-underline-style="solid" style:text-underline-width="auto" style:text-underline-color="font-color" officeooo:rsid="001ae361" officeooo:paragraph-rsid="0043e8af"/>
    </style:style>
    <style:style style:name="P58" style:family="paragraph" style:parent-style-name="Standard">
      <style:text-properties officeooo:rsid="001ae361" officeooo:paragraph-rsid="001ae361"/>
    </style:style>
    <style:style style:name="P59" style:family="paragraph" style:parent-style-name="Standard">
      <style:text-properties officeooo:rsid="001ae361" officeooo:paragraph-rsid="0023638a"/>
    </style:style>
    <style:style style:name="P60" style:family="paragraph" style:parent-style-name="Standard">
      <style:text-properties officeooo:rsid="001ae361" officeooo:paragraph-rsid="00298016"/>
    </style:style>
    <style:style style:name="P61" style:family="paragraph" style:parent-style-name="Standard">
      <style:text-properties officeooo:rsid="001ae361" officeooo:paragraph-rsid="0043e8af"/>
    </style:style>
    <style:style style:name="P62" style:family="paragraph" style:parent-style-name="Standard">
      <style:text-properties officeooo:rsid="001ae361" officeooo:paragraph-rsid="0046f995"/>
    </style:style>
    <style:style style:name="P63" style:family="paragraph" style:parent-style-name="Standard">
      <style:text-properties officeooo:rsid="0032ad28" officeooo:paragraph-rsid="0032ad28"/>
    </style:style>
    <style:style style:name="P64" style:family="paragraph" style:parent-style-name="Standard">
      <style:text-properties officeooo:rsid="002f8a2d" officeooo:paragraph-rsid="002f8a2d"/>
    </style:style>
    <style:style style:name="P65" style:family="paragraph" style:parent-style-name="Standard">
      <style:text-properties officeooo:rsid="002f8a2d" officeooo:paragraph-rsid="00306bad"/>
    </style:style>
    <style:style style:name="P66" style:family="paragraph" style:parent-style-name="Standard">
      <style:text-properties officeooo:rsid="00361d71" officeooo:paragraph-rsid="00361d71"/>
    </style:style>
    <style:style style:name="P67" style:family="paragraph" style:parent-style-name="Standard">
      <style:text-properties officeooo:rsid="0027e464" officeooo:paragraph-rsid="0032e593"/>
    </style:style>
    <style:style style:name="P68" style:family="paragraph" style:parent-style-name="Standard">
      <style:text-properties officeooo:rsid="0022b506" officeooo:paragraph-rsid="0022b506"/>
    </style:style>
    <style:style style:name="P69" style:family="paragraph" style:parent-style-name="Standard">
      <style:text-properties officeooo:rsid="0035e431" officeooo:paragraph-rsid="0035e431"/>
    </style:style>
    <style:style style:name="P70" style:family="paragraph" style:parent-style-name="Standard">
      <style:text-properties style:text-underline-style="none" officeooo:rsid="0022b506" officeooo:paragraph-rsid="0022b506"/>
    </style:style>
    <style:style style:name="P71" style:family="paragraph" style:parent-style-name="Standard">
      <style:text-properties officeooo:rsid="00369fd7" officeooo:paragraph-rsid="00369fd7"/>
    </style:style>
    <style:style style:name="P72" style:family="paragraph" style:parent-style-name="Standard">
      <style:text-properties fo:font-style="normal" officeooo:paragraph-rsid="0043337b" style:font-style-asian="normal" style:font-style-complex="normal"/>
    </style:style>
    <style:style style:name="P73" style:family="paragraph" style:parent-style-name="Standard">
      <style:text-properties officeooo:rsid="001aa55a" officeooo:paragraph-rsid="0023638a"/>
    </style:style>
    <style:style style:name="P74" style:family="paragraph" style:parent-style-name="Standard">
      <style:text-properties officeooo:rsid="001aa55a" officeooo:paragraph-rsid="0043e8af"/>
    </style:style>
    <style:style style:name="P75" style:family="paragraph" style:parent-style-name="Standard">
      <style:text-properties officeooo:rsid="001aa55a" officeooo:paragraph-rsid="0045deba"/>
    </style:style>
    <style:style style:name="P76" style:family="paragraph" style:parent-style-name="Standard">
      <style:text-properties officeooo:paragraph-rsid="0043e8af"/>
    </style:style>
    <style:style style:name="P77" style:family="paragraph" style:parent-style-name="Text_20_body">
      <style:text-properties officeooo:paragraph-rsid="0043337b"/>
    </style:style>
    <style:style style:name="P78" style:family="paragraph" style:parent-style-name="Text_20_body">
      <style:text-properties officeooo:rsid="001907e2" officeooo:paragraph-rsid="0043337b"/>
    </style:style>
    <style:style style:name="P79" style:family="paragraph" style:parent-style-name="Text_20_body">
      <style:text-properties officeooo:rsid="001ae361" officeooo:paragraph-rsid="0043e8af"/>
    </style:style>
    <style:style style:name="P80" style:family="paragraph" style:parent-style-name="Text_20_body">
      <style:text-properties officeooo:paragraph-rsid="0046f995"/>
    </style:style>
    <style:style style:name="P81" style:family="paragraph" style:parent-style-name="Text_20_body">
      <style:text-properties officeooo:paragraph-rsid="00494574"/>
    </style:style>
    <style:style style:name="P82" style:family="paragraph" style:parent-style-name="Text_20_body">
      <style:text-properties fo:font-weight="bold" officeooo:paragraph-rsid="00494574" style:font-weight-asian="bold" style:font-weight-complex="bold"/>
    </style:style>
    <style:style style:name="P83" style:family="paragraph" style:parent-style-name="Text_20_body">
      <style:text-properties fo:font-weight="bold" officeooo:paragraph-rsid="004e11eb" style:font-weight-asian="bold" style:font-weight-complex="bold"/>
    </style:style>
    <style:style style:name="P84" style:family="paragraph" style:parent-style-name="Heading_20_2">
      <style:text-properties officeooo:rsid="001907e2"/>
    </style:style>
    <style:style style:name="P85" style:family="paragraph" style:parent-style-name="Heading_20_2">
      <style:text-properties officeooo:rsid="001907e2" officeooo:paragraph-rsid="00494574"/>
    </style:style>
    <style:style style:name="P86" style:family="paragraph" style:parent-style-name="Heading_20_2">
      <style:text-properties officeooo:rsid="001aa55a"/>
    </style:style>
    <style:style style:name="P87" style:family="paragraph" style:parent-style-name="Heading_20_2">
      <style:text-properties officeooo:rsid="001ae361"/>
    </style:style>
    <style:style style:name="P88" style:family="paragraph" style:parent-style-name="Heading_20_2">
      <style:text-properties officeooo:rsid="002f8a2d"/>
    </style:style>
    <style:style style:name="P89" style:family="paragraph" style:parent-style-name="Heading_20_2">
      <style:text-properties officeooo:rsid="001cb6e5"/>
    </style:style>
    <style:style style:name="P90" style:family="paragraph" style:parent-style-name="Heading_20_2">
      <style:text-properties officeooo:rsid="0022b506"/>
    </style:style>
    <style:style style:name="P91" style:family="paragraph" style:parent-style-name="Heading_20_2">
      <style:text-properties officeooo:rsid="00369fd7"/>
    </style:style>
    <style:style style:name="P92" style:family="paragraph" style:parent-style-name="Heading_20_2">
      <style:text-properties officeooo:rsid="00298016"/>
    </style:style>
    <style:style style:name="P93" style:family="paragraph" style:parent-style-name="Heading_20_3">
      <style:text-properties officeooo:rsid="002bc470"/>
    </style:style>
    <style:style style:name="P94" style:family="paragraph" style:parent-style-name="Heading_20_3">
      <style:text-properties officeooo:rsid="002f8a2d"/>
    </style:style>
    <style:style style:name="P95" style:family="paragraph" style:parent-style-name="Heading_20_3">
      <style:text-properties officeooo:rsid="0022b506"/>
    </style:style>
    <style:style style:name="P96" style:family="paragraph" style:parent-style-name="Heading_20_3">
      <style:text-properties officeooo:rsid="0022b506" officeooo:paragraph-rsid="00316486"/>
    </style:style>
    <style:style style:name="P97" style:family="paragraph" style:parent-style-name="Heading_20_3">
      <style:text-properties officeooo:paragraph-rsid="0023638a"/>
    </style:style>
    <style:style style:name="P98" style:family="paragraph" style:parent-style-name="Heading_20_3">
      <style:text-properties officeooo:paragraph-rsid="001eb475"/>
    </style:style>
    <style:style style:name="P99" style:family="paragraph" style:parent-style-name="Heading_20_3">
      <style:text-properties officeooo:paragraph-rsid="001d8961"/>
    </style:style>
    <style:style style:name="P100" style:family="paragraph" style:parent-style-name="Heading_20_3">
      <style:text-properties officeooo:rsid="001d8961"/>
    </style:style>
    <style:style style:name="P101" style:family="paragraph" style:parent-style-name="Heading_20_3">
      <style:text-properties officeooo:rsid="0024fcf1"/>
    </style:style>
    <style:style style:name="P102" style:family="paragraph" style:parent-style-name="Heading_20_3">
      <style:text-properties officeooo:rsid="00369fd7"/>
    </style:style>
    <style:style style:name="P103" style:family="paragraph" style:parent-style-name="Heading_20_3">
      <style:text-properties officeooo:paragraph-rsid="0043337b"/>
    </style:style>
    <style:style style:name="P104" style:family="paragraph" style:parent-style-name="Heading_20_1">
      <style:text-properties fo:font-weight="bold" officeooo:rsid="003d46b7" officeooo:paragraph-rsid="0046f995" style:font-weight-asian="bold" style:font-weight-complex="bold"/>
    </style:style>
    <style:style style:name="P105" style:family="paragraph" style:parent-style-name="Heading_20_1" style:list-style-name="">
      <style:text-properties officeooo:rsid="00394e48"/>
    </style:style>
    <style:style style:name="P106" style:family="paragraph" style:parent-style-name="Heading_20_1">
      <style:paragraph-properties fo:break-before="page"/>
      <style:text-properties officeooo:rsid="00394e48"/>
    </style:style>
    <style:style style:name="T1" style:family="text">
      <style:text-properties officeooo:rsid="001907e2"/>
    </style:style>
    <style:style style:name="T2" style:family="text">
      <style:text-properties fo:font-weight="bold" style:font-weight-asian="bold" style:font-weight-complex="bold"/>
    </style:style>
    <style:style style:name="T3" style:family="text">
      <style:text-properties fo:font-weight="bold" officeooo:rsid="001907e2" style:font-weight-asian="bold" style:font-weight-complex="bold"/>
    </style:style>
    <style:style style:name="T4" style:family="text">
      <style:text-properties fo:font-weight="bold" officeooo:rsid="001a8885" style:font-weight-asian="bold" style:font-weight-complex="bold"/>
    </style:style>
    <style:style style:name="T5" style:family="text">
      <style:text-properties fo:font-weight="bold" officeooo:rsid="001ae361" style:font-weight-asian="bold" style:font-weight-complex="bold"/>
    </style:style>
    <style:style style:name="T6" style:family="text">
      <style:text-properties fo:font-weight="bold" officeooo:rsid="001bbf9c" style:font-weight-asian="bold" style:font-weight-complex="bold"/>
    </style:style>
    <style:style style:name="T7" style:family="text">
      <style:text-properties fo:font-weight="bold" officeooo:rsid="0023638a" style:font-weight-asian="bold" style:font-weight-complex="bold"/>
    </style:style>
    <style:style style:name="T8" style:family="text">
      <style:text-properties fo:font-weight="bold" officeooo:rsid="0024fcf1" style:font-weight-asian="bold" style:font-weight-complex="bold"/>
    </style:style>
    <style:style style:name="T9" style:family="text">
      <style:text-properties fo:font-weight="bold" officeooo:rsid="00369fd7" style:font-weight-asian="bold" style:font-weight-complex="bold"/>
    </style:style>
    <style:style style:name="T10" style:family="text">
      <style:text-properties fo:font-weight="bold" officeooo:rsid="002bc470" style:font-weight-asian="bold" style:font-weight-complex="bold"/>
    </style:style>
    <style:style style:name="T11" style:family="text">
      <style:text-properties fo:font-weight="bold" officeooo:rsid="002da1f7" style:font-weight-asian="bold" style:font-weight-complex="bold"/>
    </style:style>
    <style:style style:name="T12" style:family="text">
      <style:text-properties fo:font-weight="bold" officeooo:rsid="0043337b" style:font-weight-asian="bold" style:font-weight-complex="bold"/>
    </style:style>
    <style:style style:name="T13" style:family="text">
      <style:text-properties fo:font-weight="bold" officeooo:rsid="0046f995"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1eb475" style:font-weight-asian="normal" style:font-weight-complex="normal"/>
    </style:style>
    <style:style style:name="T16" style:family="text">
      <style:text-properties fo:font-weight="normal" officeooo:rsid="002acf33" style:font-weight-asian="normal" style:font-weight-complex="normal"/>
    </style:style>
    <style:style style:name="T17" style:family="text">
      <style:text-properties fo:font-weight="normal" officeooo:rsid="0022b506" style:font-weight-asian="normal" style:font-weight-complex="normal"/>
    </style:style>
    <style:style style:name="T18" style:family="text">
      <style:text-properties fo:font-weight="normal" officeooo:rsid="0023622a" style:font-weight-asian="normal" style:font-weight-complex="normal"/>
    </style:style>
    <style:style style:name="T19" style:family="text">
      <style:text-properties fo:font-weight="normal" officeooo:rsid="0027e464" style:font-weight-asian="normal" style:font-weight-complex="normal"/>
    </style:style>
    <style:style style:name="T20" style:family="text">
      <style:text-properties fo:font-weight="normal" officeooo:rsid="0025f447" style:font-weight-asian="normal" style:font-weight-complex="normal"/>
    </style:style>
    <style:style style:name="T21" style:family="text">
      <style:text-properties fo:font-weight="normal" officeooo:rsid="0024fcf1" style:font-weight-asian="normal" style:font-weight-complex="normal"/>
    </style:style>
    <style:style style:name="T22" style:family="text">
      <style:text-properties fo:font-weight="normal" officeooo:rsid="002da1f7" style:font-weight-asian="normal" style:font-weight-complex="normal"/>
    </style:style>
    <style:style style:name="T23" style:family="text">
      <style:text-properties fo:font-weight="normal" officeooo:rsid="0032e593" style:font-weight-asian="normal" style:font-weight-complex="normal"/>
    </style:style>
    <style:style style:name="T24" style:family="text">
      <style:text-properties fo:font-weight="normal" officeooo:rsid="00346e01" style:font-weight-asian="normal" style:font-weight-complex="normal"/>
    </style:style>
    <style:style style:name="T25" style:family="text">
      <style:text-properties fo:font-weight="normal" officeooo:rsid="0043337b" style:font-weight-asian="normal" style:font-weight-complex="normal"/>
    </style:style>
    <style:style style:name="T26" style:family="text">
      <style:text-properties officeooo:rsid="001a8885"/>
    </style:style>
    <style:style style:name="T27" style:family="text">
      <style:text-properties officeooo:rsid="001aa55a"/>
    </style:style>
    <style:style style:name="T28" style:family="text">
      <style:text-properties officeooo:rsid="001ae361"/>
    </style:style>
    <style:style style:name="T29" style:family="text">
      <style:text-properties officeooo:rsid="001bbf9c"/>
    </style:style>
    <style:style style:name="T30" style:family="text">
      <style:text-properties officeooo:rsid="001cb6e5"/>
    </style:style>
    <style:style style:name="T31" style:family="text">
      <style:text-properties officeooo:rsid="001d8961"/>
    </style:style>
    <style:style style:name="T32" style:family="text">
      <style:text-properties fo:font-style="italic" officeooo:rsid="002f8a2d" style:font-style-asian="italic" style:font-style-complex="italic"/>
    </style:style>
    <style:style style:name="T33" style:family="text">
      <style:text-properties officeooo:rsid="001eb475"/>
    </style:style>
    <style:style style:name="T34" style:family="text">
      <style:text-properties officeooo:rsid="0022b506"/>
    </style:style>
    <style:style style:name="T35" style:family="text">
      <style:text-properties officeooo:rsid="0023622a"/>
    </style:style>
    <style:style style:name="T36" style:family="text">
      <style:text-properties officeooo:rsid="0023638a"/>
    </style:style>
    <style:style style:name="T37" style:family="text">
      <style:text-properties officeooo:rsid="0024fcf1"/>
    </style:style>
    <style:style style:name="T38" style:family="text">
      <style:text-properties officeooo:rsid="0025f447"/>
    </style:style>
    <style:style style:name="T39" style:family="text">
      <style:text-properties officeooo:rsid="0027e464"/>
    </style:style>
    <style:style style:name="T40" style:family="text">
      <style:text-properties officeooo:rsid="00298016"/>
    </style:style>
    <style:style style:name="T41" style:family="text">
      <style:text-properties officeooo:rsid="002acf33"/>
    </style:style>
    <style:style style:name="T42" style:family="text">
      <style:text-properties officeooo:rsid="002bc470"/>
    </style:style>
    <style:style style:name="T43" style:family="text">
      <style:text-properties officeooo:rsid="002da1f7"/>
    </style:style>
    <style:style style:name="T44" style:family="text">
      <style:text-properties officeooo:rsid="002e9335"/>
    </style:style>
    <style:style style:name="T45" style:family="text">
      <style:text-properties officeooo:rsid="002f8a2d"/>
    </style:style>
    <style:style style:name="T46" style:family="text">
      <style:text-properties fo:font-style="normal" officeooo:rsid="002f8a2d" style:font-style-asian="normal" style:font-style-complex="normal"/>
    </style:style>
    <style:style style:name="T47" style:family="text">
      <style:text-properties fo:font-style="normal" officeooo:rsid="00306bad" style:font-style-asian="normal" style:font-style-complex="normal"/>
    </style:style>
    <style:style style:name="T48" style:family="text">
      <style:text-properties fo:font-style="normal" officeooo:rsid="00369fd7" style:font-style-asian="normal" style:font-style-complex="normal"/>
    </style:style>
    <style:style style:name="T49" style:family="text">
      <style:text-properties fo:font-style="normal" officeooo:rsid="0043337b" style:font-style-asian="normal" style:font-style-complex="normal"/>
    </style:style>
    <style:style style:name="T50" style:family="text">
      <style:text-properties officeooo:rsid="00306bad"/>
    </style:style>
    <style:style style:name="T51" style:family="text">
      <style:text-properties officeooo:rsid="00316486"/>
    </style:style>
    <style:style style:name="T52" style:family="text">
      <style:text-properties fo:language="en" fo:country="none" officeooo:rsid="00346e01"/>
    </style:style>
    <style:style style:name="T53" style:family="text">
      <style:text-properties fo:language="en" fo:country="none" officeooo:rsid="00369fd7"/>
    </style:style>
    <style:style style:name="T54" style:family="text">
      <style:text-properties fo:language="en" fo:country="none" officeooo:rsid="00394e48"/>
    </style:style>
    <style:style style:name="T55" style:family="text">
      <style:text-properties officeooo:rsid="0032ad28"/>
    </style:style>
    <style:style style:name="T56" style:family="text">
      <style:text-properties officeooo:rsid="0032e593"/>
    </style:style>
    <style:style style:name="T57" style:family="text">
      <style:text-properties officeooo:rsid="00346e01"/>
    </style:style>
    <style:style style:name="T58" style:family="text">
      <style:text-properties officeooo:rsid="0035e431"/>
    </style:style>
    <style:style style:name="T59" style:family="text">
      <style:text-properties officeooo:rsid="00361d71"/>
    </style:style>
    <style:style style:name="T60" style:family="text">
      <style:text-properties officeooo:rsid="00369fd7"/>
    </style:style>
    <style:style style:name="T61" style:family="text">
      <style:text-properties officeooo:rsid="00377f6b"/>
    </style:style>
    <style:style style:name="T62" style:family="text">
      <style:text-properties officeooo:rsid="00394e48"/>
    </style:style>
    <style:style style:name="T63" style:family="text">
      <style:text-properties officeooo:rsid="003d46b7"/>
    </style:style>
    <style:style style:name="T64" style:family="text">
      <style:text-properties officeooo:rsid="0043337b"/>
    </style:style>
    <style:style style:name="T65" style:family="text">
      <style:text-properties officeooo:rsid="0043e8af"/>
    </style:style>
    <style:style style:name="T66" style:family="text">
      <style:text-properties style:text-underline-style="solid" style:text-underline-width="auto" style:text-underline-color="font-color" officeooo:rsid="0043e8af"/>
    </style:style>
    <style:style style:name="T67" style:family="text">
      <style:text-properties style:text-underline-style="solid" style:text-underline-width="auto" style:text-underline-color="font-color" officeooo:rsid="0021549c"/>
    </style:style>
    <style:style style:name="T68" style:family="text">
      <style:text-properties style:text-underline-style="solid" style:text-underline-width="auto" style:text-underline-color="font-color" officeooo:rsid="00298016"/>
    </style:style>
    <style:style style:name="T69" style:family="text">
      <style:text-properties style:text-underline-style="solid" style:text-underline-width="auto" style:text-underline-color="font-color" officeooo:rsid="0032ad28"/>
    </style:style>
    <style:style style:name="T70" style:family="text">
      <style:text-properties officeooo:rsid="0046f995"/>
    </style:style>
    <style:style style:name="T71" style:family="text">
      <style:text-properties officeooo:rsid="00494574"/>
    </style:style>
    <style:style style:name="T72" style:family="text">
      <style:text-properties officeooo:rsid="0049d581"/>
    </style:style>
    <style:style style:name="T73" style:family="text">
      <style:text-properties officeooo:rsid="004b3be5"/>
    </style:style>
    <style:style style:name="T74" style:family="text">
      <style:text-properties officeooo:rsid="004e11eb"/>
    </style:style>
    <style:style style:name="T75" style:family="text">
      <style:text-properties officeooo:rsid="004f040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4" text:outline-level="1"><text:bookmark-start text:name="__RefHeading__1968_1759911609"/><text:span text:style-name="T70">Feedback on LGM2013: Future Tools</text:span><text:bookmark-end text:name="__RefHeading__1968_1759911609"/></text:h>
      <text:p text:style-name="P82"><text:span text:style-name="T71">The feedback-form was filled in by 37 participants which is a little less than 10% of total estimated participants in the Madrid edition. The link to the Feedback-form was distributed on the CREATE mailinglist and e-mailed to everyone that had a presentation or workshop on the programme.</text:span></text:p>
      <text:p text:style-name="P82"><text:span text:style-name="T71">Most respondents refer to themselves as having an occupation linked to art and/or design; one third identifies as programmer or developer and others list occupations such as translator or coordinator. For about half of them this was probably a first experience with LGM.</text:span></text:p>
      <text:p text:style-name="P82"><text:span text:style-name="T71">Most respondents came to LGM2013 for multiple reasons, but almost all selected 'meeting developers/artists for a chat and a perspective' (31), followed by 'listening to particular talks' and 'finding out about new Libre Graphics developments' (both 21 times), and 'attending workshops on specific free software' (16). Least relevant is apparently 'getting a general idea about free software and culture' (7).</text:span></text:p>
      <text:p text:style-name="P82"><text:span text:style-name="T71">Attached is a</text:span><text:span text:style-name="T72">n overview</text:span><text:span text:style-name="T71"> of the most important remarks. Links to blogposts and acomplishments have been gathered in the illustrated report on LGM2013 that will hopefully be finished next week. At the end of the document you find all </text:span><text:span text:style-name="T73">reponse</text:span><text:span text:style-name="T71">s organised according to subject (some comments were edited for legibility or redistributed according to the issues mentioned).</text:span></text:p>
      <text:p text:style-name="P83"><text:span text:style-name="T74">Thank you!</text:span></text:p>
      <text:p text:style-name="P83"><text:span text:style-name="T74"/></text:p>
      <text:p text:style-name="P83"><text:span text:style-name="T74">Femke</text:span></text:p>
      <text:h text:style-name="Heading_20_3" text:outline-level="3"><text:bookmark-start text:name="__RefHeading__1622_1759911609"/><text:a xlink:type="simple" xlink:href="#__RefHeading__1513_1759911609" text:style-name="Index_20_Link" text:visited-style-name="Index_20_Link"><text:span text:style-name="T2">What did you like about LGM?</text:span></text:a><text:bookmark-end text:name="__RefHeading__1622_1759911609"/></text:h>
      <text:p text:style-name="P40">'Diversity' is probably the most-used word used for what people liked about LGM. The variation of talks and perspectives was valued for it's potential to make 'far distance cross pollination of ideas possible'. LGM is seen as an important occasion for developers and artists to have a close interaction, an opportunity that is 'priceless' and '(probably) unique'. “Please, please, please don't split LGM in an 'artists' and a 'developers' track, because it's the confluence of the two that makes it so good.” <text:span text:style-name="T63">T</text:span>he co-presense of technical and artistic work is <text:span text:style-name="T63">seen as </text:span>an asset and some specifically value the fact that hands-on experiences were mixed with a macro-perspective on Free culture. Although only <text:span text:style-name="T58">two</text:span> of the respondents explicitly mentioned <text:span text:style-name="T60">liking a</text:span> one-track program, <text:span text:style-name="T61">it seems </text:span><text:s/>this remains an important tool in assuring cross-pollination <text:span text:style-name="T61">and “keeping it together”</text:span>.</text:p>
      <text:p text:style-name="Standard">Above all it is clear that face to face contact is extremely important and remains very much at the core of the Libre Graphics Meeting. For some it means meeting team-members that they otherwise only talk to on IRC, for others it is also an opportunity to make contact between other teams that work on related areas.</text:p>
      <text:p text:style-name="Standard">Apart from the social aspect, many new people joined this year to find out about the state of Libre Graphics and were obviously happy with what they found; others returned for a yearly update of the state of the art and learned out about new developments. Only a few brought up the meeting as an opportunity for innovation. From the “other comments” and the generally positive tone of your response we gather that most of you had a wonderful time in Madrid and that many of you will be back for more.</text:p>
      <text:h text:style-name="Heading_20_3" text:outline-level="3"><text:bookmark-start text:name="__RefHeading__1624_1759911609"/>What have you learned?<text:bookmark-end text:name="__RefHeading__1624_1759911609"/></text:h>
      <text:p text:style-name="Standard">One <text:span text:style-name="T44">respondent</text:span> <text:span text:style-name="T44">stated that</text:span> “For me LGM is not so much about learning new things but about connecting to other people”, and this is reflected in many of the answers. Participants seem to learn at LGM, but most of all enjoy learning about LGM as a community: how it works, how software is made, what problems might be. Remarkable is the amount of times 'learning workflows' <text:span text:style-name="T58">is brought up</text:span>, which might underpin the growing relevance of workshops <text:span text:style-name="T51">and demo</text:span><text:span text:style-name="T64">'</text:span><text:span text:style-name="T51">s</text:span>.</text:p>
      <text:h text:style-name="P93" text:outline-level="3"><text:bookmark-start text:name="__RefHeading__1626_1759911609"/>What could be better?<text:bookmark-end text:name="__RefHeading__1626_1759911609"/></text:h>
      <text:p text:style-name="P72"><text:span text:style-name="T37">Despite the </text:span><text:span text:style-name="T42">overall </text:span><text:span text:style-name="T37">enthusiasm and positive comments, there is </text:span><text:span text:style-name="T38">clearly </text:span><text:span text:style-name="T37">space for making things better. </text:span><text:span text:style-name="T64">The structure of the programme triggered most comments.</text:span><text:span text:style-name="T37"> While the density of </text:span><text:span text:style-name="T34">LGM2013 was just right </text:span><text:soft-page-break/><text:span text:style-name="T37">for many</text:span><text:span text:style-name="T34">, for other</text:span><text:span text:style-name="T35">s</text:span><text:span text:style-name="T34"> it was an</text:span><text:span text:style-name="T33"> overly </text:span><text:span text:style-name="T37">packed</text:span><text:span text:style-name="T33"> program </text:span><text:span text:style-name="T35">with too short </text:span><text:span text:style-name="T33">talks that left not enough breathing space </text:span><text:span text:style-name="T56">and especially </text:span><text:span text:style-name="T57">no</text:span><text:span text:style-name="T56"> time for questions and answers between talks. </text:span><text:span text:style-name="T33">The blend of presentations is seen as interesting, but maybe a clearer </text:span><text:span text:style-name="T35">division of the program</text:span><text:span text:style-name="T33"> into 'tracks' or 'topics' could help, </text:span><text:span text:style-name="T35">especially if the meeting </text:span><text:span text:style-name="T37">would be</text:span><text:span text:style-name="T35"> stretched into </text:span><text:span text:style-name="T37">five</text:span><text:span text:style-name="T35"> days instead of four</text:span><text:span text:style-name="T33">. </text:span><text:span text:style-name="T34">LGM </text:span><text:span text:style-name="T35">has </text:span><text:span text:style-name="T37">always </text:span><text:span text:style-name="T35">deliberately kept</text:span><text:span text:style-name="T34"> with a single-track program, </text:span><text:span text:style-name="T35">but that decision might need to be revised or </text:span><text:span text:style-name="T39">less</text:span><text:span text:style-name="T35"> talks </text:span><text:span text:style-name="T39">should be selected</text:span><text:span text:style-name="T33">.</text:span></text:p>
      <text:p text:style-name="P72"><text:span text:style-name="T64">R</text:span><text:span text:style-name="T37">emarkable is how w</text:span><text:span text:style-name="T35">orkshop have</text:span><text:span text:style-name="T34"> gained importance, and </text:span><text:span text:style-name="T37">their place in the program </text:span><text:span text:style-name="T35">clearly </text:span><text:span text:style-name="T34">deserve</text:span><text:span text:style-name="T37">s</text:span><text:span text:style-name="T34"> more attention. There is a call for </text:span><text:span text:style-name="T35">having </text:span><text:span text:style-name="T34">more of them (replacing talks), and a problem with </text:span><text:span text:style-name="T39">competing interests when too many of them are </text:span><text:span text:style-name="T33">overlapping.</text:span></text:p>
      <text:p text:style-name="P24"><text:span text:style-name="T75">Some</text:span><text:span text:style-name="T38"> comments were concerned</text:span><text:span text:style-name="T35"> </text:span><text:span text:style-name="T38">with the fact that</text:span><text:span text:style-name="T35"> there </text:span><text:span text:style-name="T43">we</text:span><text:span text:style-name="T35">re not enough technical talks; </text:span><text:span text:style-name="T43">an</text:span><text:span text:style-name="T41">other worried about the lack of attention for “</text:span><text:span text:style-name="T40">the hackers who have to create the tools in the end”.</text:span><text:span text:style-name="T35"> </text:span><text:span text:style-name="T38">This</text:span><text:span text:style-name="T35"> is an interesting issue</text:span><text:span text:style-name="T38"> since p</text:span><text:span text:style-name="T35">roposals </text:span><text:span text:style-name="T38">for </text:span><text:span text:style-name="T43">presentations</text:span><text:span text:style-name="T38"> </text:span><text:span text:style-name="T35">are </text:span><text:span text:style-name="T37">put forward by the </text:span><text:span text:style-name="T35">community and </text:span><text:span text:style-name="T41">over the</text:span><text:span text:style-name="T35"> year</text:span><text:span text:style-name="T41">s</text:span><text:span text:style-name="T35"> </text:span><text:span text:style-name="T41">more artists and designers have become interested in the meeting. </text:span><text:span text:style-name="T43">For the 2013 meeting,</text:span><text:span text:style-name="T41"> </text:span><text:span text:style-name="T43">it seemed less technical talks were proposed and also Blender, Inkscape and Scribus did not</text:span><text:span text:style-name="T41"> propos</text:span><text:span text:style-name="T43">e</text:span><text:span text:style-name="T41"> </text:span><text:span text:style-name="T43">any</text:span><text:span text:style-name="T35">. </text:span><text:span text:style-name="T43">Why did that happen? </text:span><text:span text:style-name="T41">Do we need to </text:span><text:span text:style-name="T39">to shift the balance, </text:span><text:span text:style-name="T41">and if so how</text:span><text:span text:style-name="T39">? </text:span><text:span text:style-name="T56">In addition, </text:span><text:span text:style-name="T16">t</text:span><text:span text:style-name="T18">here is </text:span><text:span text:style-name="T22">a</text:span><text:span text:style-name="T18"> desire to m</text:span><text:span text:style-name="T15">ake the event resonate to a larger community </text:span><text:span text:style-name="T16">of “general public” </text:span><text:span text:style-name="T19">and s</text:span><text:span text:style-name="T18">ome comments related to the way the meeting </text:span><text:span text:style-name="T16">could have been</text:span><text:span text:style-name="T18"> communicated </text:span><text:span text:style-name="T16">better </text:span><text:span text:style-name="T18">before, </text:span><text:span text:style-name="T22">or warn about the risk of LGM “talking to itself”.</text:span><text:span text:style-name="T20"><text:line-break/>T</text:span><text:span text:style-name="T17">he feedback about LGM as an organisation </text:span><text:span text:style-name="T20">concern</text:span><text:span text:style-name="T24">s</text:span><text:span text:style-name="T17"> mainly the continuity between LGMs and the way money was raised. </text:span><text:span text:style-name="T19">A </text:span><text:span text:style-name="T20">proposal</text:span><text:span text:style-name="T18"> for </text:span><text:span text:style-name="T15">taking care of documenting the results as part of the meeting </text:span><text:span text:style-name="T20">might be interesting to develop further. As far as organisational hickups </text:span><text:span text:style-name="T19">go</text:span><text:span text:style-name="T20">, n</text:span><text:span text:style-name="T15">avigation and scheduling </text:span><text:span text:style-name="T19">were not</text:span><text:span text:style-name="T18"> always </text:span><text:span text:style-name="T20">as </text:span><text:span text:style-name="T18">clear </text:span><text:span text:style-name="T20">as </text:span><text:span text:style-name="T19">c</text:span><text:span text:style-name="T20">ould have been </text:span><text:span text:style-name="T18">and this </text:span><text:span text:style-name="T20">sadly </text:span><text:span text:style-name="T18">effected </text:span><text:span text:style-name="T20">some </text:span><text:span text:style-name="T18">people </text:span><text:span text:style-name="T20">more than others. </text:span><text:span text:style-name="T21">And </text:span><text:span text:style-name="T25">indeed</text:span><text:span text:style-name="T21">, the</text:span><text:span text:style-name="T15"> WIFI </text:span><text:span text:style-name="T21">was </text:span><text:span text:style-name="T23">not working as it should</text:span><text:span text:style-name="T18">.</text:span></text:p>
      <text:h text:style-name="P94" text:outline-level="3"><text:bookmark-start text:name="__RefHeading__1668_1759911609"/>Was there anything you were hoping to be presented that didn't happen?<text:bookmark-end text:name="__RefHeading__1668_1759911609"/></text:h>
      <text:p text:style-name="Text_20_body"><text:span text:style-name="T46">The price for most-missed presentation should obviously go to Blender, </text:span><text:span text:style-name="T49">with</text:span><text:span text:style-name="T46"> Scribus </text:span><text:span text:style-name="T48">as a runner up</text:span><text:span text:style-name="T46">. </text:span><text:span text:style-name="T47">It seems a priority to get these two projects back on the program next year.</text:span><text:span text:style-name="T46"> Surprisingly there is also a repeated call for </text:span><text:span text:style-name="T32">more art</text:span><text:span text:style-name="T46">, </text:span><text:span text:style-name="T47">although this might mean very different things depending on who is asking:</text:span><text:span text:style-name="T46"> </text:span><text:span text:style-name="T47">S</text:span><text:span text:style-name="T46">howcasing </text:span><text:span text:style-name="T47">practitioners </text:span><text:span text:style-name="T46">workflows, live-coding </text:span><text:span text:style-name="T47">performances or art-installations are very different things. Interesting was a proposal for LGM to branch out to litterary production and also a respondent missing “doing things together”.</text:span></text:p>
      <text:h text:style-name="Heading_20_3" text:outline-level="3"><text:span text:style-name="T30">What about the number of talks?</text:span></text:h>
      <text:p text:style-name="P77"><text:span text:style-name="T60">Two third of the respondents felt that the intensity of talks was right, </text:span><text:span text:style-name="T64">but from the comments in the “what could be better”-section we can gather that those that the minority that did feel there were too many talks, feels very strongly about this issue.</text:span></text:p>
      <text:p text:style-name="P77"><text:span text:style-name="T47">LGM faces some challenges if it continues to grow. While most participants value its diversity as an important asset, both in presentations and participants, it remains a challenge to find a good balance between different types of interest in Libre Graphics.</text:span></text:p>
      <text:h text:style-name="P96" text:outline-level="3"><text:bookmark-start text:name="__RefHeading__1670_1759911609"/>Did you have productive meetings outside of the scheduled talks?<text:bookmark-end text:name="__RefHeading__1670_1759911609"/></text:h>
      <text:p text:style-name="P40">The response to this question confirms what we already know from previous meetings, what people liked most from this particular event <text:span text:style-name="T61">and the main motivation for attending LGM: 'meeting developers/artists for a chat and a perspective'</text:span>. It seems that besides toning down the intensity of the program <text:span text:style-name="T60">a bit</text:span>, the venue and atmosphere provided an inspiring context for productive meetings.</text:p>
      <text:h text:style-name="Heading_20_3" text:outline-level="3"><text:bookmark-start text:name="__RefHeading__1735_1759911609"/><text:a xlink:type="simple" xlink:href="#__RefHeading__1737_1759911609" text:style-name="Index_20_Link" text:visited-style-name="Index_20_Link"><text:span text:style-name="T57">Did you attend any workshops that were interesting/helpful/useful?</text:span></text:a><text:bookmark-end text:name="__RefHeading__1735_1759911609"/></text:h>
      <text:p text:style-name="P43"><text:span text:style-name="T62">Most respondents answered with a wholehearted 'yes'. </text:span><text:span text:style-name="T60">T</text:span><text:span text:style-name="T57">h</text:span><text:span text:style-name="T60">is type of activity </text:span><text:span text:style-name="T57">seem</text:span><text:span text:style-name="T60">s</text:span><text:span text:style-name="T57"> to </text:span><text:span text:style-name="T58">have found</text:span><text:span text:style-name="T57"> </text:span><text:span text:style-name="T60">its </text:span><text:span text:style-name="T57">place as a</text:span><text:span text:style-name="T58">n</text:span><text:span text:style-name="T57"> </text:span><text:bookmark text:name="result_box"/><text:span text:style-name="T52">integral part of the program, </text:span><text:span text:style-name="T53">but has </text:span><text:span text:style-name="T54">unfortunately </text:span><text:span text:style-name="T53">started to compete with the time available for meetings</text:span><text:span text:style-name="T57">.</text:span></text:p>
      <text:h text:style-name="P105" text:outline-level="1"/>
      <text:h text:style-name="P106" text:outline-level="1"><text:bookmark-start text:name="__RefHeading__1747_1759911609"/>Responses<text:bookmark-end text:name="__RefHeading__1747_1759911609"/></text:h>
      <text:h text:style-name="P85" text:outline-level="2"><text:span text:style-name="T71">What is your occupation?</text:span></text:h>
      <text:h text:style-name="Heading_20_3" text:outline-level="3"><text:span text:style-name="T71">Creative</text:span></text:h>
      <text:p text:style-name="Standard"><text:span text:style-name="T71">Artist Animator</text:span></text:p>
      <text:p text:style-name="Standard"><text:span text:style-name="T71">3D modeler/artist</text:span></text:p>
      <text:p text:style-name="Standard"><text:span text:style-name="T71">Animator</text:span></text:p>
      <text:p text:style-name="Standard"><text:span text:style-name="T71">Architect</text:span></text:p>
      <text:p text:style-name="Standard"><text:span text:style-name="T71">art: text + instalations</text:span></text:p>
      <text:p text:style-name="Standard"><text:span text:style-name="T71">Artist / Researcher</text:span></text:p>
      <text:p text:style-name="Standard"><text:span text:style-name="T71">Artist and lecturer</text:span></text:p>
      <text:p text:style-name="Standard"><text:span text:style-name="T71">Artist, designer</text:span></text:p>
      <text:p text:style-name="Standard"><text:span text:style-name="T71">artist, designer, ...</text:span></text:p>
      <text:p text:style-name="Standard"><text:span text:style-name="T71">Artist/other</text:span></text:p>
      <text:p text:style-name="Standard"><text:span text:style-name="T71">artist/reluctant engineer</text:span></text:p>
      <text:p text:style-name="Standard"><text:span text:style-name="T71">Creative advertiser,</text:span></text:p>
      <text:p text:style-name="Standard"><text:span text:style-name="T71">designer</text:span></text:p>
      <text:p text:style-name="Standard"><text:span text:style-name="T71">designer</text:span></text:p>
      <text:p text:style-name="Standard"><text:span text:style-name="T71">designer, photographer</text:span></text:p>
      <text:p text:style-name="Standard"><text:span text:style-name="T71">GFX artist</text:span></text:p>
      <text:p text:style-name="Standard"><text:span text:style-name="T71">graphic designer</text:span></text:p>
      <text:p text:style-name="Standard"><text:span text:style-name="T71">senior lecturer / artist</text:span></text:p>
      <text:p text:style-name="Standard"><text:span text:style-name="T71">typographer/printer</text:span></text:p>
      <text:p text:style-name="Standard"><text:span text:style-name="T71">type designer</text:span></text:p>
      <text:p text:style-name="Standard"><text:span text:style-name="T71">Teacher – designer</text:span></text:p>
      <text:p text:style-name="Standard"><text:span text:style-name="T71">web designer</text:span></text:p>
      <text:p text:style-name="Standard"><text:span text:style-name="T71">writer/cultural producer</text:span></text:p>
      <text:h text:style-name="Heading_20_3" text:outline-level="3"><text:span text:style-name="T71">Technical</text:span></text:h>
      <text:p text:style-name="Standard"><text:span text:style-name="T71">other - programmer</text:span></text:p>
      <text:p text:style-name="Standard"><text:span text:style-name="T71">programmer</text:span></text:p>
      <text:p text:style-name="Standard"><text:span text:style-name="T71">programmer</text:span></text:p>
      <text:p text:style-name="Standard"><text:span text:style-name="T71">programmer</text:span></text:p>
      <text:p text:style-name="Standard"><text:span text:style-name="T71">reverse engineer</text:span></text:p>
      <text:p text:style-name="Standard"><text:span text:style-name="T71">Developer</text:span></text:p>
      <text:p text:style-name="Standard"><text:span text:style-name="T71">front end developer</text:span></text:p>
      <text:h text:style-name="Heading_20_3" text:outline-level="3"><text:span text:style-name="T71">Other</text:span></text:h>
      <text:p text:style-name="P81"><text:span text:style-name="T71">scienartistammer<text:line-break/>Font Consultant<text:line-break/>student<text:line-break/>user, translator<text:line-break/>coordinator<text:line-break/>"scientist" (physician)</text:span></text:p>
      <text:h text:style-name="P84" text:outline-level="2"><text:bookmark-start text:name="__RefHeading__1513_1759911609"/>What do you like about LGM?<text:bookmark-end text:name="__RefHeading__1513_1759911609"/></text:h>
      <text:h text:style-name="P97" text:outline-level="3"><text:bookmark-start text:name="__RefHeading__1544_1759911609"/>Diversity <text:span text:style-name="T33">of the program</text:span><text:bookmark-end text:name="__RefHeading__1544_1759911609"/></text:h>
      <text:p text:style-name="P39"><text:span text:style-name="T26">V</text:span><text:span text:style-name="T1">arious projects/networks could join and meet (LGM/LGRU/Interactivos)</text:span></text:p>
      <text:p text:style-name="P12">The participants were from various fields</text:p>
      <text:p text:style-name="P12">Ability to meet with people from many different projects, which makes 'far distance cross pollination' of ideas possible</text:p>
      <text:p text:style-name="P12"><text:soft-page-break/>I love how varied the talks are, yet how everyone's dedication to free culture and software ties everything together.</text:p>
      <text:p text:style-name="P12">The diversity of presentations</text:p>
      <text:p text:style-name="P46">The variety of presentations, the open technical discussions</text:p>
      <text:p text:style-name="P12">Diversity of presentations in terms of both content and technical details.</text:p>
      <text:p text:style-name="P7">People working on many levels of abstraction, with visual media on all levels from code to use of tools. </text:p>
      <text:p text:style-name="P12">LGM 2013 has been a real interesting mixture of topics approaching design from diverse directions. It was also (probably?) unique opportunity to meet different people working in the same field.</text:p>
      <text:p text:style-name="P12">One of the things that I particularly liked about this year's meeting was the more academic/high-level talks that were included.</text:p>
      <text:p text:style-name="P12">The concept of still discussing about what is open, free, software, design. It's a concept that should be updated and discussed. I think the last talks every day were just amazing...</text:p>
      <text:p text:style-name="P12">What I liked about *this* particular LGM is the attempt to contextualise free software development for art and graphic design in a broader cultural frame and not just be a showcase of new software features and issues. It is essential to provide both micro and macro views of the communities involved in Libre graphics.</text:p>
      <text:h text:style-name="Heading_20_3" text:outline-level="3"><text:bookmark-start text:name="__RefHeading__1517_1759911609"/><text:span text:style-name="T64">Artist</text:span>-developer <text:span text:style-name="T64">interaction</text:span><text:bookmark-end text:name="__RefHeading__1517_1759911609"/></text:h>
      <text:p text:style-name="P3">Direct conversation between creatives (for the lack of better word) and developers.</text:p>
      <text:p text:style-name="P10">Meeting other developers and artists, giving and receiving immediate feedback.</text:p>
      <text:p text:style-name="P10">The very close interaction among developers with artists and designers is priceless. The opportunity to exchange ideas with other project leaders and programmers focused on graphics is something that you can't find in other event around the world.</text:p>
      <text:p text:style-name="P3">The variety of talks, particularly the mix of developers and design/graphics practitioners.</text:p>
      <text:p text:style-name="P4">I specially like the fast interaction between users and developers.</text:p>
      <text:p text:style-name="P1"><text:span text:style-name="T26">T</text:span><text:span text:style-name="T1">he mix of designers and developers.</text:span></text:p>
      <text:p text:style-name="P1"><text:span text:style-name="T26">N</text:span><text:span text:style-name="T1">ice to see some people who use the software extensively, and not only the one who develops them</text:span></text:p>
      <text:p text:style-name="P1"><text:span text:style-name="T1">It was easy to get feedback from the developers. Everybody was open to talk and receive new idea</text:span><text:span text:style-name="T26">s</text:span></text:p>
      <text:p text:style-name="P1"><text:span text:style-name="T26">To</text:span><text:span text:style-name="T1"> see what artists and other users are doing with the software</text:span></text:p>
      <text:p text:style-name="P4">I love that it's a place where designers, artist and people who make the apps possible can gather without feeling strangers, which is a common feeling when an artist goes to a only-tech event or opposite. </text:p>
      <text:p text:style-name="P51">That all kinds of people mill about there, participating equally, there's no power hierarchy (at least not that I noticed) between developers/artists/users/whatever.<text:line-break/>It was good to have the piksel<text:span text:style-name="T64">s</text:span> and l<text:span text:style-name="T64">ines</text:span> orchestra as a kind of art in process presence. It is always instructive to have examples of results of use of the software, and its potential. This really enriches discussion of the various software, and how they can all be used together.</text:p>
      <text:h text:style-name="P97" text:outline-level="3"><text:bookmark-start text:name="__RefHeading__1546_1759911609"/>Getting a sense of what is happening<text:bookmark-end text:name="__RefHeading__1546_1759911609"/></text:h>
      <text:p text:style-name="P7">I got to see the state-of-the-art of FLOSS graphics software outside my specific area of interest</text:p>
      <text:p text:style-name="P38"><text:span text:style-name="T26">E</text:span><text:span text:style-name="T1">ven though when you have a good overview of what exists in Free Software for graphics, you don't necessarily have time or will to test each and every piece of software. So it's nice to finally be able to see these used by other skilled people, hence be able to see what you can ultimately do with these software when you know how to.</text:span></text:p>
      <text:p text:style-name="P38"><text:span text:style-name="T26">T</text:span><text:span text:style-name="T1">o be informed about the bleeding edge news of developments in each project.</text:span></text:p>
      <text:p text:style-name="P7">Finding out about new libre graphics projects</text:p>
      <text:p text:style-name="P38"><text:span text:style-name="T26">I</text:span><text:span text:style-name="T1">t's good to hear about how the projects are going, what future plans there might be</text:span></text:p>
      <text:p text:style-name="P38"><text:span text:style-name="T26">T</text:span><text:span text:style-name="T1">o meet and discuss the future of graphics tools</text:span></text:p>
      <text:p text:style-name="P38"><text:span text:style-name="T26">N</text:span><text:span text:style-name="T1">ew tools for col</text:span><text:span text:style-name="T26">l</text:span><text:span text:style-name="T1">aborative work, </text:span><text:span text:style-name="T26">a</text:span><text:span text:style-name="T1">lso in a methodological sense</text:span></text:p>
      <text:h text:style-name="P98" text:outline-level="3"><text:bookmark-start text:name="__RefHeading__1521_1759911609"/><text:span text:style-name="T4">Meeting </text:span><text:span text:style-name="T3">people</text:span><text:bookmark-end text:name="__RefHeading__1521_1759911609"/></text:h>
      <text:p text:style-name="P11">It was very nice to meet many interesting projects and people.</text:p>
      <text:p text:style-name="P37"><text:span text:style-name="T26">P</text:span><text:span text:style-name="T1">eople : those who organized and talked + the curious people around = LGM makers</text:span></text:p>
      <text:p text:style-name="P5">The libre spirit, the atmosphere, and the enthusiasm of lgm-people were amazing.</text:p>
      <text:p text:style-name="P5">All these people gathered here, sharing their knowledge, trying to help each other, not thinking about the money....</text:p>
      <text:p text:style-name="P5">The people</text:p>
      <text:p text:style-name="P11">The participants were very passionate about their projects</text:p>
      <text:p text:style-name="P11">Meeting peoples who do libre graphic today <text:s/>!</text:p>
      <text:p text:style-name="P15"><text:soft-page-break/><text:span text:style-name="T26">M</text:span><text:span text:style-name="T1">eetings in real life. We are very used to communicate by IRC. I also like how you can discover new tools. and the mood, inspiring atmosphere that makes you want to improve and contribute more to the community.</text:span></text:p>
      <text:p text:style-name="P15"><text:span text:style-name="T26">M</text:span><text:span text:style-name="T1">eeting the most active people in these projects</text:span></text:p>
      <text:p text:style-name="P11">FLOSS developers are scattered all over the world, it made a big difference to meet in the same physical space.</text:p>
      <text:p text:style-name="P11">The concentration of people/projects in the same place - tools for t<text:span text:style-name="T58">h</text:span>oughts</text:p>
      <text:h text:style-name="P97" text:outline-level="3"><text:bookmark-start text:name="__RefHeading__1548_1759911609"/><text:span text:style-name="T33">Meeting b</text:span>etween projects/<text:span text:style-name="T64">fellow contributors</text:span><text:bookmark-end text:name="__RefHeading__1548_1759911609"/></text:h>
      <text:p text:style-name="P38"><text:span text:style-name="T26">T</text:span><text:span text:style-name="T1">he possibility of get in direct contact with the artists the designers and the coders from other projects. It makes possible to establish further contacts and develop common interests.</text:span></text:p>
      <text:p text:style-name="P7">I like to meet fellow developers and friends and to discuss general ideas on how to make our programs better.</text:p>
      <text:p text:style-name="P38"><text:span text:style-name="T26">I</text:span><text:span text:style-name="T1">t is nice to meet other fellow contributors</text:span></text:p>
      <text:p text:style-name="P38"><text:span text:style-name="T26">A </text:span><text:span text:style-name="T1">chance to get together with other members of "my" team, who otherwise only interact on the internet.</text:span></text:p>
      <text:p text:style-name="P12"><text:span text:style-name="T26">T</text:span>o meet with people from other projects that I have come to know.</text:p>
      <text:h text:style-name="P103" text:outline-level="3"><text:bookmark-start text:name="__RefHeading__1525_1759911609"/><text:span text:style-name="T64">The place</text:span><text:bookmark-end text:name="__RefHeading__1525_1759911609"/></text:h>
      <text:p text:style-name="P3">The location</text:p>
      <text:p text:style-name="P78"><text:span text:style-name="T58">T</text:span>he different locations (e.g. Vienna &amp; Madrid) which introduce new communities to Libre Graphics. General mood, the place, organisation in general was really good.<text:line-break/>The venue building was great and I pretty much liked most everything "physically". The light, the rooms, the various floors, the welcoming people.<text:line-break/><text:span text:style-name="T14">DIY Style of LGM ... in terms of organisation / welcoming / ... and at the same time, very technical and precise informations possibilities.. This is great for simplicity of contact / involving ... help a lot for new participants (like i was)</text:span></text:p>
      <text:h text:style-name="Heading_20_3" text:outline-level="3"><text:span text:style-name="T12">Other</text:span></text:h>
      <text:p text:style-name="P78">Talks starting at 9:30 or even 10:00 am is to be remembered in next LGMs! :-) Lots of people worked very late at night...<text:line-break/>It's great that all the talks are recorded and published under a CC-by license.<text:line-break/>A single track of presentations; where no talks are long enough to fall asleep.<text:line-break/>It was great that there were no competing talks.</text:p>
      <text:h text:style-name="P86" text:outline-level="2"><text:bookmark-start text:name="__RefHeading__1377_1759911609"/>What have you learned?<text:bookmark-end text:name="__RefHeading__1377_1759911609"/></text:h>
      <text:h text:style-name="P99" text:outline-level="3"><text:bookmark-start text:name="__RefHeading__1379_1759911609"/>Learning about <text:span text:style-name="T31">the</text:span> <text:span text:style-name="T31">Libre Graphics Community</text:span><text:bookmark-end text:name="__RefHeading__1379_1759911609"/></text:h>
      <text:p text:style-name="P75">I never imagined that the LGM community will be so united and committed to the cause</text:p>
      <text:p text:style-name="P49">I got a better understanding of the developers behind major FLOSS graphic software projects</text:p>
      <text:p text:style-name="P49">That there are at least three people in the world as crazy (and crazy about the same things) as I am :-)</text:p>
      <text:p text:style-name="P13">Learnt a lot about Libre Graphics Developments</text:p>
      <text:p text:style-name="P13">The current problems that developers are facing</text:p>
      <text:p text:style-name="P18">Gather and talk with all this developers and teams gave me a new insight of how things go on inside the release deadline.</text:p>
      <text:p text:style-name="P18">F/LOSS micropolitics into groups, some interesting debates and how it can be easy to change things sometimes.</text:p>
      <text:p text:style-name="P18">That open source is not about just code</text:p>
      <text:p text:style-name="P18">It was interesting to hear about the different communities around projects</text:p>
      <text:p text:style-name="P18">I've never heard of OSP before, and that's a project that I'm inspired by</text:p>
      <text:p text:style-name="P20">To understand the notion of participation in Wikipedia projects</text:p>
      <text:p text:style-name="P21">I've learned that knowle<text:span text:style-name="T31">d</text:span>g<text:span text:style-name="T31">e</text:span> can really be shared, all over the wor<text:span text:style-name="T31">l</text:span>d. The thing is to have the will to make it, be kind one to another, and help people understand, learn, and develop their own ideas.</text:p>
      <text:p text:style-name="P20">After the LGM event I became aware of the social impact of my teams libre products, <text:span text:style-name="T14">and now look forward to work more in this direction by pushing the products on git.</text:span></text:p>
      <text:p text:style-name="P14">Got to know/follow this new network initiative of educators in art&amp;design schools</text:p>
      <text:p text:style-name="P14"><text:soft-page-break/>That we are long way away from really open collaboration in shaping our tools. That both designers and developers need to develop respect towards each other's practice.</text:p>
      <text:p text:style-name="P18">Better understanding of the actors of the sector</text:p>
      <text:p text:style-name="P18">Better understanding of the structures below LGM</text:p>
      <text:p text:style-name="P21">I learnt a lot through informal conversations</text:p>
      <text:p text:style-name="P13">Meeting LGM people it is better than I expected</text:p>
      <text:p text:style-name="P13">It is a great place to "doing community". ;)</text:p>
      <text:p text:style-name="P13">I got to meet Mick Fuzz!</text:p>
      <text:h text:style-name="P99" text:outline-level="3"><text:bookmark-start text:name="__RefHeading__1381_1759911609"/>Work-flows <text:span text:style-name="T31">+ c</text:span>ollaborative software<text:bookmark-end text:name="__RefHeading__1381_1759911609"/></text:h>
      <text:p text:style-name="P2"><text:span text:style-name="T27">GIT - VERSION C</text:span><text:span text:style-name="T28">O</text:span><text:span text:style-name="T27">NTROL</text:span></text:p>
      <text:p text:style-name="P16">I learnt a bit about git<text:line-break/>I learned about git.</text:p>
      <text:p text:style-name="P16"><text:span text:style-name="T31">N</text:span>ew tools to share the creative work in different ways...</text:p>
      <text:p text:style-name="P17">I was happy to hear about collaborative software, which I hope to use in the future</text:p>
      <text:p text:style-name="P2"><text:span text:style-name="T28">H</text:span><text:span text:style-name="T27">ow to compile from sources</text:span></text:p>
      <text:p text:style-name="P18"><text:span text:style-name="T31">I</text:span> also didn't know about some of the techniques and approaches that were displayed used.</text:p>
      <text:p text:style-name="P18">I learned quite a bit about FLOSS animation software and people's different animation workflows (with Blender, Tupi, or Synfig)</text:p>
      <text:p text:style-name="P18">I need to work side-by-side with a developer both to learn and to improve FLOSS animation software. Unfortunately there aren't enough active FLOSS animation developers right now for us to get that prolonged face time, but the meeting showed me what I need even if it's not currently available.</text:p>
      <text:p text:style-name="P18">I exchanged some interesting workflow technics in particular from Konstantin Dmitriev of the Synfig and Morevna projects</text:p>
      <text:h text:style-name="Heading_20_3" text:outline-level="3"><text:bookmark-start text:name="__RefHeading__1383_1759911609"/>Specific software/<text:span text:style-name="T65">projects</text:span><text:bookmark-end text:name="__RefHeading__1383_1759911609"/></text:h>
      <text:p text:style-name="P18">Improvements on Inkscape</text:p>
      <text:p text:style-name="P18"><text:span text:style-name="T59">S</text:span>vg development<text:line-break/>(animation)</text:p>
      <text:p text:style-name="P18"><text:span text:style-name="T31">D</text:span>ataflowers</text:p>
      <text:p text:style-name="P16">I've learned about some new modular processing projects </text:p>
      <text:p text:style-name="P16">I have learnt about synfig, animation package and his possibilities.</text:p>
      <text:p text:style-name="P16">I learned how to use Krita</text:p>
      <text:p text:style-name="P16">I learned a lot on G'mic too</text:p>
      <text:p text:style-name="P16">I have found mypaint libraries that would be included in my project. Also I've found other libraries used in other projects that could be incorporated as well.</text:p>
      <text:p text:style-name="P16">I didn't know about Tupi and it was great to meet the Tupi and Synfig teams</text:p>
      <text:p text:style-name="P16">Some new software</text:p>
      <text:p text:style-name="P16">Some more particulars about flossmanuals</text:p>
      <text:p text:style-name="P36"><text:span text:style-name="T27">Hearing about the GIMP roadmap was goo</text:span><text:span text:style-name="T31">d</text:span></text:p>
      <text:h text:style-name="P98" text:outline-level="3"><text:bookmark-start text:name="__RefHeading__1385_1759911609"/><text:span text:style-name="T36">Learning about f</text:span>onts<text:bookmark-end text:name="__RefHeading__1385_1759911609"/></text:h>
      <text:p text:style-name="P19">I learned a lot about FLOSS typography </text:p>
      <text:p text:style-name="P19"><text:span text:style-name="T33">E</text:span>nhanced tools to create fonts</text:p>
      <text:p text:style-name="P19">Links to tutorials and instructions on how Cyrillics should look like in the fonts.</text:p>
      <text:p text:style-name="P19">I knew basically nothing about fonts, so I've learned tons in that area.</text:p>
      <text:p text:style-name="P52">Lots of great stuff about fonts.</text:p>
      <text:p text:style-name="P23"><text:span text:style-name="T59">F</text:span><text:span text:style-name="T31">ont softwares<text:line-break/></text:span><text:span text:style-name="T59">F</text:span><text:span text:style-name="T31">reetype</text:span></text:p>
      <text:h text:style-name="Heading_20_3" text:outline-level="3"><text:bookmark-start text:name="__RefHeading__1387_1759911609"/>Other<text:bookmark-end text:name="__RefHeading__1387_1759911609"/></text:h>
      <text:p text:style-name="P22">I learned about reverse engineering, something that I was totally ignorant about.</text:p>
      <text:p text:style-name="P22">No matter how hard you try, there will still sometimes be technical difficulties when presenting.</text:p>
      <text:p text:style-name="P18">That there are a lot of isolated educational initiatives across Europe.</text:p>
      <text:p text:style-name="P21">Kat Braybrooke's talk on open design was all new to me, and really interesting.</text:p>
      <text:p text:style-name="P74">More about the concept of Open design. I knew the concept, but I loved the Kat approach in his talk.</text:p>
      <text:p text:style-name="P74"><text:span text:style-name="T28">H</text:span>ow to take the open source ideas to secondary education with Lila Pagola.</text:p>
      <text:h text:style-name="P87" text:outline-level="2"><text:bookmark-start text:name="__RefHeading__1389_1759911609"/><text:soft-page-break/>What could be better?<text:bookmark-end text:name="__RefHeading__1389_1759911609"/></text:h>
      <text:h text:style-name="P97" text:outline-level="3"><text:bookmark-start text:name="__RefHeading__1589_1759911609"/><text:span text:style-name="T7">Ideas for a better p</text:span><text:span text:style-name="T5">rogram</text:span><text:span text:style-name="T28"> </text:span><text:bookmark-end text:name="__RefHeading__1589_1759911609"/></text:h>
      <text:p text:style-name="P60"/>
      <text:p text:style-name="P76"><text:span text:style-name="T69">Scheduling issues</text:span></text:p>
      <text:p text:style-name="P76"><text:span text:style-name="T28">Less talk, more time (for each talk)</text:span></text:p>
      <text:p text:style-name="P61">Talks were way too short, and too much. Most of the people doesn't need all this information 20 minute-long about new projects. In other conferences, this is called lighting talk and it's somehow specifically out of the main track.<text:line-break/>As speaker, 15 minutes to tell your whole story is <text:span text:style-name="T40">very little</text:span> time.</text:p>
      <text:p text:style-name="P61"><text:span text:style-name="T65">The lightningtalks are really toooo small to say something interesting. maybe 10 minutes is a light talk with a bit of more content.</text:span></text:p>
      <text:p text:style-name="P79">Although I pretty much enjoyed the rythm of the presentations, I think there were far too many and interaction was too limited because of that.<text:line-break/>The schedule did not allow for enough Q&amp;A, so basically not enough room for interaction. I think the shedule for shorter talks was great but the overall time for each talk should have remained so interaction could go on. In other words, keep the 30-minute slots but ask for 15 minutes talks and adivise the speakers that there will be lots of interactions.<text:line-break/>I might have preferred a little more downtime during the day between scheduled talks and workshops. <text:span text:style-name="T40">Please do not make the schedule so packed. It was too much at once with very little breaks and not much time to engage with Q&amp;A.<text:line-break/></text:span>It is great to have so many talks all at once, but in the end, for me, it is the interactions that move things forward. It helps a lot that talks are recorded, so in the event people do meet during talks, there is still the option of seeing them.<text:line-break/><text:span text:style-name="T40">I think the daily schedule was rather inefficient, with starting late, and going until very late. I'm not someone who eats at 10pm, so for me mealtimes were quite disrupted.<text:line-break/></text:span><text:span text:style-name="T30">If you wanted to go to workshops too, lunch time were kind of short.<text:line-break/></text:span>For future versions of LGM, I think there should be several concurrent talks in different rooms, so attenders can choose their favourite contents from the program and speakers have more time to explain their ideas.</text:p>
      <text:p text:style-name="P79"><text:span text:style-name="T67">A different type of </text:span><text:span text:style-name="T68">content<text:line-break/></text:span>I didn't like the amount of social and artistic talks and the subsequent lack of technical topics. I am also not keen on the 20 minute format. That might be enough for artists presenting their work but for technical things this is definitely too short.<text:line-break/>Turning the level of technical depth among talks and participants up a little would be good.<text:line-break/>More technical discussions.<text:line-break/>Probably add more technical sessions; gathering programmers and propose to them to fulfill a project or fix bugs; and at the same time, gather artist and create pieces of art that other communities can find useful.<text:line-break/><text:span text:style-name="T40">LGM want to create the tools of the future. While I agree that the input of users is important to do so you shouldn't forget that it's the hackers who have to create the tools in the end. So please cater for them a bit more.<text:line-break/></text:span>The meeting was most talking about media (fonts font font), but too less about web development. Part of the web development (front end developers) are part of both sides: graphics and developers and I felt there was no representation (or not enough).<text:line-break/><text:span text:style-name="T40">You could also think of a libre audio evening programme, that would compliment nicely the conf. you should team up with the 'make art' crew for that ;-)<text:line-break/></text:span>I think it could be bring more activities for the "general public" as a way to gain more popularity and show the tools and philosophy to people do not know the Libre Graphics tools and world.<text:line-break/>Maybe some of this "general public" could be user or contribute in future, but first they must know we exist. ;)</text:p>
      <text:p text:style-name="P57"><text:span text:style-name="T65">M</text:span><text:span text:style-name="T55">eetings and workshops</text:span></text:p>
      <text:p text:style-name="P61">I'd like to have time to organize coding sprints during LGM too.</text:p>
      <text:p text:style-name="P61">I would also like to see more workshops.</text:p>
      <text:p text:style-name="P61">more workshops, less sp<text:span text:style-name="T33">ee</text:span>ch<text:span text:style-name="T33">e</text:span>s</text:p>
      <text:p text:style-name="P61">Make obvious that people gather at this event can also provide results more than just gather to talk.</text:p>
      <text:p text:style-name="P79">There was a big concurrence between room for meetings and workshops in the schedule.<text:line-break/><text:soft-page-break/>I know it's insanely complicated, but perhaps people could sign up for the big workshops in advance so an effort can be made not to have them coincide. (at one point there were *three* things going on that I'd all have wanted to participate in)<text:line-break/>About Workshops,<text:span text:style-name="T38"> </text:span>i went 2 of them and people can<text:span text:style-name="T38">'</text:span>t follow the workshop correctly due technical problems and no later versions. So finally they ended like a talk. Of course it is impossible for the Teacher to fix all the problems so i have a mixed feeling.</text:p>
      <text:p text:style-name="P79"><text:span text:style-name="T66">Other ideas<text:line-break/></text:span><text:span text:style-name="T65">I really recommend you to check the idea of the FOSDEM in Brussels. They have several tracks, lighting talks and a lot of experience. I think libreGraphics has enough capacity to keep different tracks (maybe not at the same time, but in different days) and less talks, but deeply analyzed because I also felt some of the talks (the most interesting ones) were too short also for the speakers.<text:line-break/>It may last a few days more, we may have more money to invite everyone to come !<text:line-break/></text:span>The blend of presentations is interesting, but a segmentation by topics could be interesting<text:line-break/>I prefer to attend one day for everything related with image and 2d. Another day for typography …</text:p>
      <text:h text:style-name="Heading_20_3" text:outline-level="3"><text:bookmark-start text:name="__RefHeading__1395_1759911609"/><text:span text:style-name="T8">Flaws in the o</text:span><text:span text:style-name="T2">rganisation</text:span><text:bookmark-end text:name="__RefHeading__1395_1759911609"/></text:h>
      <text:p text:style-name="P25">It wasn't easy to find were the workshops were happening</text:p>
      <text:p text:style-name="P25">The party was very cool, but the talks next day started at 9.30AM — that's mission impossible.</text:p>
      <text:p text:style-name="P25">Sometimes talks were late, and sometimes early. In the case of a talk I made, previous talks were early so I started like 15 minutes before schedule, and I heard later some people told me they arrived at the end of my presentation whereas they were specifically coming to see it.</text:p>
      <text:p text:style-name="P63">The decision of going ahead of schedule on some talks was questionable and in my view should be noted as a "not-to-do-again" since some people missed the talk they came to listen to just because they arrived on time. We ended up penalizing people for being on time</text:p>
      <text:p text:style-name="P25">We had a workshop and the room got changed at the last moment without telling us anything. So we arrived at the planned room, began to speak and suddenly we are told we are not in the right place by someone, which was very embarrassing for both the other workshop organizer (Krita Sketch) and us.</text:p>
      <text:p text:style-name="P25">On the main website page and in the Create list, we were told to say hi if we arrived in Madrid before the start of the meeting <text:span text:style-name="T36">but we got</text:span> refused at the door by the guards</text:p>
      <text:p text:style-name="P25">For the exhibition material desk at the entrance, we asked on the Create list if we could give videos. Apparently we were the only ones with audiovisual material, so the exhibition computer had been canceled.</text:p>
      <text:p text:style-name="P28">If people are doing performances they need more time (like 3 hours) for a proper sound check.</text:p>
      <text:h text:style-name="P97" text:outline-level="3"><text:bookmark-start text:name="__RefHeading__1591_1759911609"/><text:span text:style-name="T31">Specific p</text:span>rojects missing<text:bookmark-end text:name="__RefHeading__1591_1759911609"/></text:h>
      <text:p text:style-name="P38"><text:span text:style-name="T28">A little sad that some big projects were missing. In particular I was thinking about </text:span><text:span text:style-name="T38">B</text:span><text:span text:style-name="T28">lender.</text:span></text:p>
      <text:p text:style-name="P29">I think that, in future, I'd like to see more talks and workshops about UX design, since that is my primary focus. I should propose something for next year. :)</text:p>
      <text:p text:style-name="P29">I wish to see more Blender related talks in future meetings.</text:p>
      <text:h text:style-name="P97" text:outline-level="3"><text:bookmark-start text:name="__RefHeading__1393_1759911609"/><text:span text:style-name="T36">Issues with </text:span>facilities<text:bookmark-end text:name="__RefHeading__1393_1759911609"/></text:h>
      <text:p text:style-name="P29">The wifi was also very broken (seems that some wifi points were not working at all, other were slow and often disconnecting, etc.). Too bad for this kind of event.</text:p>
      <text:p text:style-name="P53">Fix your DHCP servers. :)</text:p>
      <text:p text:style-name="P29">Wifi was not good enough in all rooms</text:p>
      <text:p text:style-name="P80"><text:span text:style-name="T28">The wi-fi was not reliable and should have been. Bandwith and internet access is a must at LGM and it must be treated with the highest level of priority.<text:line-break/></text:span><text:span text:style-name="T40">Add more power outlets to the conference hall!<text:line-break/></text:span><text:span text:style-name="T28">"subtitle" translation instead of speech</text:span></text:p>
      <text:h text:style-name="Heading_20_3" text:outline-level="3"><text:span text:style-name="T28">Communication before </text:span><text:span text:style-name="T29">and after </text:span><text:span text:style-name="T31">the event</text:span></text:h>
      <text:p text:style-name="P25">Website. Please.</text:p>
      <text:p text:style-name="P25"><text:span text:style-name="T33">M</text:span>aybe more communication outside the LGM community? <text:span text:style-name="T33">F</text:span>eeling of an exclusive event, sure it is targeted, but it miss a bit interaction with other domains, groups, public... not so many echoes of the event i.e in France in free culture / digital culture / digital art / makers scene ... </text:p>
      <text:p text:style-name="P25"><text:soft-page-break/>External communication on LGM result … LGM could do work on that by involving people of workshop / conf to write a little summary (ex 15 lines) during the workshop and direct share it somewhere by any model of transmission you have in mind .... with all competencies of people around LGM, i'm sure the last day of the conf, we can have a file ready for printing a book on results <text:s/>(maybe a workshop before next LGM on that idea to prepare the workflow?)</text:p>
      <text:p text:style-name="P62">Probably <text:span text:style-name="T70">the </text:span>program could be released a little bit earlier.</text:p>
      <text:h text:style-name="Heading_20_3" text:outline-level="3"><text:bookmark-start text:name="__RefHeading__1401_1759911609"/><text:span text:style-name="T7">The future of </text:span><text:span text:style-name="T6">LGM</text:span><text:bookmark-end text:name="__RefHeading__1401_1759911609"/></text:h>
      <text:p text:style-name="P27">I think we need to re-energize a sense of commitment from those within the LGM community. It's clear there has been a flagging interest, with less consistent attendance by various people. </text:p>
      <text:p text:style-name="P27">Connected to this may be the issues with the campaign to raise money, and then making sure that people get reimbursed in a very timely manner. I think this has been a sticking point for some.</text:p>
      <text:p text:style-name="P27">more money.</text:p>
      <text:p text:style-name="P27">Better continuity. Eg. The venue for next year should be decided before the LGM and announced at the end of the event :)</text:p>
      <text:p text:style-name="P27">The fund raising should be offered as a monthly subscription rather than a scramble in the months before the event.</text:p>
      <text:p text:style-name="P27">Get better fundraising next time and get all my expenses covered.</text:p>
      <text:p text:style-name="P35">Better fund raising. Continue the trend of introducing new communities to Libre Graphics.</text:p>
      <text:h text:style-name="P99" text:outline-level="3"><text:bookmark-start text:name="__RefHeading__1403_1759911609"/>Other<text:bookmark-end text:name="__RefHeading__1403_1759911609"/></text:h>
      <text:p text:style-name="P27">I wish FLOSS vector animation software were in better shape, but meetings like this can only help that.</text:p>
      <text:p text:style-name="P27">It's a bit of a pity that workshops aren't recorded as well, especially as those, unlike talks, are held in parallel.</text:p>
      <text:p text:style-name="P42"><text:span text:style-name="T28">The loudness of the music at the party didn’t allow for much talking! Maybe a bit more room and a space to chat would have been nice too! :-)<text:line-break/></text:span><text:span text:style-name="T58">Mmmm - could hardly be better, really. For me, it was really the best LGM from the first I attended, in Poland.</text:span></text:p>
      <text:h text:style-name="P88" text:outline-level="2"><text:bookmark-start text:name="__RefHeading__1701_1759911609"/>Was there anything you were hoping to be presented that didn't happen?<text:bookmark-end text:name="__RefHeading__1701_1759911609"/></text:h>
      <text:h text:style-name="P94" text:outline-level="3"><text:bookmark-start text:name="__RefHeading__1682_1759911609"/>Nothing was missing<text:bookmark-end text:name="__RefHeading__1682_1759911609"/></text:h>
      <text:p text:style-name="P64">It was my first LGM, so I wasn't expecting to learn much.</text:p>
      <text:p text:style-name="P64">Overall the talks exceeded my expectations. </text:p>
      <text:p text:style-name="P64">My interest is quite narrow — type design and type software, and I was surprised that there were so many type talks and type-geeks at lgm13!</text:p>
      <text:p text:style-name="P64">No</text:p>
      <text:p text:style-name="P64">No, don't think so.</text:p>
      <text:p text:style-name="P64">no.</text:p>
      <text:p text:style-name="P64">No, I knew the program so i was very busy.</text:p>
      <text:p text:style-name="P64">No</text:p>
      <text:p text:style-name="P64">Not really, as i said before</text:p>
      <text:p text:style-name="P64">In general, LGM provides a very nice window of the state of art related to free software graphics</text:p>
      <text:p text:style-name="P64">No</text:p>
      <text:h text:style-name="Heading_20_3" text:outline-level="3"><text:bookmark-start text:name="__RefHeading__1684_1759911609"/><text:span text:style-name="T45">Specific projects/talks </text:span><text:span text:style-name="T59">missing</text:span><text:bookmark-end text:name="__RefHeading__1684_1759911609"/></text:h>
      <text:p text:style-name="P64">Blender related talks</text:p>
      <text:p text:style-name="P64">Blender presentations</text:p>
      <text:p text:style-name="P64">More Blender related talks and workshops</text:p>
      <text:p text:style-name="P64">Maybe a little more talks about Blender</text:p>
      <text:p text:style-name="P64">I'd like to see Blender news ;)</text:p>
      <text:p text:style-name="P64">I hoped that the Scribus team would present their latest activities.</text:p>
      <text:p text:style-name="P64">I would have liked to have seen something about Scribus (sic), and maybe something about Inkscape.</text:p>
      <text:p text:style-name="P64">I would have loved to see scheduled meetings for the big projects, including Scribus. I believe the organisers of LGM should definitely take the lead in such matters and if for any reason the meeting cannot take place, we cancel it. I think it is easier to cancel a scheduled event than to organise one on the spot <text:soft-page-break/>once the schedule is settled.</text:p>
      <text:p text:style-name="P64">Scribus kick off, but was not really a surprise</text:p>
      <text:p text:style-name="P64">Just the UX design topic I mentioned above. It would be great to reach out to other UX designers working in the open in the future. Getting some Mozilla designers involved would be really good.</text:p>
      <text:p text:style-name="P64">Some awesome crazy feature-in-development demos in any known or less-known software? I would have expected this more than some too-generic slide-presentations or basic well-known demos of common day software, and even some rather definitely heavy marketing talks with no actual contents</text:p>
      <text:h text:style-name="P94" text:outline-level="3"><text:bookmark-start text:name="__RefHeading__1686_1759911609"/>More art/design<text:bookmark-end text:name="__RefHeading__1686_1759911609"/></text:h>
      <text:p text:style-name="P64">More artist work, workflow, etc. See how artists actually use Free Software programs and see some of their finale pieces of arts.</text:p>
      <text:p text:style-name="P64">Artists/designer talks were too little. It would be a great addition to have more practitioners explaining how they work, use or write software in such or such a way. That might help creating stronger relationship. common workspace, dialogue, between devs and users.</text:p>
      <text:p text:style-name="P64">Digital art installations</text:p>
      <text:p text:style-name="P32"><text:span text:style-name="T45">Art instal</text:span><text:span text:style-name="T50">l</text:span><text:span text:style-name="T45">ations, use of the 3D printer, art performances</text:span></text:p>
      <text:p text:style-name="P64">It would have been nice to see more live coding / generative art present.</text:p>
      <text:h text:style-name="P94" text:outline-level="3"><text:bookmark-start text:name="__RefHeading__1688_1759911609"/>Other topics missing<text:bookmark-end text:name="__RefHeading__1688_1759911609"/></text:h>
      <text:p text:style-name="P65">I missed the technical talks.</text:p>
      <text:p text:style-name="P65">Surprised in a place where we talked about publishing, collaborative writing, typography, magazine translation, etc there was no project related to fiction or purely literary-based.</text:p>
      <text:p text:style-name="P32"><text:span text:style-name="T45">Nothing related to the spanish crisis context, how it affects the spanish free culture community. But I probably missed lots of presentation</text:span><text:span text:style-name="T50">s </text:span><text:span text:style-name="T45">... and well, those discussions took also place during coffee breaks.</text:span></text:p>
      <text:p text:style-name="P64">It would be great to have more coverage of the education topics that came up this year.</text:p>
      <text:p text:style-name="P64">Front end development. Workflows from designers to web (for example, in my company called Kaleidos, we're improving this workflow through SCRUM)</text:p>
      <text:p text:style-name="P32"><text:span text:style-name="T50">D</text:span><text:span text:style-name="T45">oing things together</text:span></text:p>
      <text:p text:style-name="P33"><text:span text:style-name="T50">Getting m</text:span><text:span text:style-name="T45">ore work done would have been awesome</text:span></text:p>
      <text:p text:style-name="P64">I miss more "general people"</text:p>
      <text:h text:style-name="P89" text:outline-level="2"><text:bookmark-start text:name="__RefHeading__1527_1759911609"/>What about the number of talks?<text:bookmark-end text:name="__RefHeading__1527_1759911609"/></text:h>
      <text:h text:style-name="P100" text:outline-level="3"><text:bookmark-start text:name="__RefHeading__1550_1759911609"/>The right amount<text:bookmark-end text:name="__RefHeading__1550_1759911609"/></text:h>
      <text:p text:style-name="P56">Quite ok number</text:p>
      <text:p text:style-name="P56">It was plenty</text:p>
      <text:p text:style-name="P56">Just right.</text:p>
      <text:p text:style-name="P56">enough</text:p>
      <text:p text:style-name="P56">Was just enough</text:p>
      <text:p text:style-name="P56">Many, enough not to be bored, and choose the ones you preferred.</text:p>
      <text:p text:style-name="P56">About right, I'd say.</text:p>
      <text:p text:style-name="P56">Just about right</text:p>
      <text:p text:style-name="P56">Just right.</text:p>
      <text:p text:style-name="P26"><text:span text:style-name="T58">G</text:span><text:span text:style-name="T30">ood number of talks.</text:span></text:p>
      <text:p text:style-name="P56">Just right, it was easy to avoid talks when I was tired of them.</text:p>
      <text:p text:style-name="P56">I think it's a good number. </text:p>
      <text:p text:style-name="P26"><text:span text:style-name="T39">J</text:span><text:span text:style-name="T30">ust fine.</text:span></text:p>
      <text:p text:style-name="P26"><text:span text:style-name="T39">I</text:span><text:span text:style-name="T30"> think they were right.</text:span></text:p>
      <text:p text:style-name="P30"><text:span text:style-name="T39">I</text:span><text:span text:style-name="T30">t was better than last year</text:span></text:p>
      <text:p text:style-name="P26"><text:span text:style-name="T58">N</text:span><text:span text:style-name="T30">o, it was ok</text:span></text:p>
      <text:p text:style-name="P26"><text:span text:style-name="T58">G</text:span><text:span text:style-name="T30">ood ;)</text:span></text:p>
      <text:p text:style-name="P56">Seemed just right.</text:p>
      <text:p text:style-name="P56">Perfect!</text:p>
      <text:p text:style-name="P56">The number of talks was fine.</text:p>
      <text:p text:style-name="P66">Ideal</text:p>
      <text:h text:style-name="P100" text:outline-level="3"><text:bookmark-start text:name="__RefHeading__1552_1759911609"/><text:soft-page-break/>Too many<text:bookmark-end text:name="__RefHeading__1552_1759911609"/></text:h>
      <text:p text:style-name="P67">Too many.</text:p>
      <text:p text:style-name="P34"><text:span text:style-name="T39">T</text:span><text:span text:style-name="T30">oo many, too dense</text:span></text:p>
      <text:p text:style-name="P56">Very concentrated</text:p>
      <text:p text:style-name="P26"><text:span text:style-name="T39">C</text:span><text:span text:style-name="T30">ould be a bit less but longer talks</text:span></text:p>
      <text:p text:style-name="P56">Too many</text:p>
      <text:p text:style-name="P56">TOO MANY</text:p>
      <text:p text:style-name="P56">It was fine.</text:p>
      <text:p text:style-name="P56">about right</text:p>
      <text:p text:style-name="P26"><text:span text:style-name="T30">To</text:span><text:span text:style-name="T60">o</text:span><text:span text:style-name="T30"> many (because too short sometimes)</text:span></text:p>
      <text:h text:style-name="P90" text:outline-level="2"><text:bookmark-start text:name="__RefHeading__1407_1759911609"/>Did you have productive meetings outside of the scheduled talks?<text:bookmark-end text:name="__RefHeading__1407_1759911609"/></text:h>
      <text:h text:style-name="P101" text:outline-level="3"><text:bookmark-start text:name="__RefHeading__1632_1759911609"/>Yes!<text:bookmark-end text:name="__RefHeading__1632_1759911609"/></text:h>
      <text:p text:style-name="P68">Yes! Meeting with Konstantin Dmitriev, Carlos Lopez and Gustav Gonzalez who gave me hands-on instruction in Synfig and Tupi respectively. Gustav also got me using Inkscape.</text:p>
      <text:p text:style-name="P68">Yes! Fantastic discussions + some interviews that I conducted to feed into my own research.</text:p>
      <text:p text:style-name="P68">Yes.</text:p>
      <text:p text:style-name="P6"><text:span text:style-name="T36">D</text:span><text:span text:style-name="T34">efinitely yes</text:span></text:p>
      <text:p text:style-name="P68">Yes, I managed to interview some type designers, met with my collaborators, and developed new contacts.</text:p>
      <text:p text:style-name="P68">Of course. Being almost all of the participants of the event hosted in the same hostel, made us create a big family where you could share your living experience, and extend the working hours out of the medialab, enjoying your work, because that's what we love to do: work for a better world.</text:p>
      <text:p text:style-name="P68">Definitely. One of the main reasons that I go to LGM is to meet designers who I already have a relationship with, both on the UX and font design side, and I actually had specific things I wanted to talk about with them during the conference. All of that happened and more, so it was a really productive conference for me.</text:p>
      <text:p text:style-name="P68">Yes :)</text:p>
      <text:p text:style-name="P68">Yes, at the exhibition area with the 3D printers.</text:p>
      <text:p text:style-name="P68">Yes. Interesting presentation from Simon Budig (will ask for some parts of his code to reuse in my projects).</text:p>
      <text:p text:style-name="P68">Talk with LouisD about another free software conference.</text:p>
      <text:p text:style-name="P68">Talk with Scribus-ers about Indesign file format reverse-engineering.</text:p>
      <text:p text:style-name="P68">Talk with Denis Jacquerye about FontLab file format reverse-engineering.</text:p>
      <text:p text:style-name="P68">Not any team meetings or anything like that. I did have some fruitful discussions, though. I talked to Nina Paley, Jehan Pagès, Aryeom Han, and Konstantin Dmitriev about animation software and I got a nice overview on the situation of FLOSS animation software. I talked to the Gnome team about their workflow and was given tips that I incorporated into my workflow. I talked to Alexei Vanyashin and Dave Crossland about fonts, and that will hopefully lead to some changes to how LibreOffice handles fonts. I also talked to some OSP members and I'm curious whether it might not be possible to establish a similar community here."</text:p>
      <text:p text:style-name="P68">Yes, including meetings with synfig and krita team, discussions about animation software with Tupi developer, and discussion during the improvised libmypaint developer workshop.</text:p>
      <text:p text:style-name="P68">The 1st floor room where people could meet and work together was "working" very good, nice productive environment"</text:p>
      <text:p text:style-name="P68">Yes!! I don't think the organisation can do anything to make informal meetings more productive, because they were informal. Formalising them won't help, I think, because you don't get the same synergy when it's scheduled</text:p>
      <text:p text:style-name="P68">Of course! The outside meetings are so important as the scheduled talks, in those moments is when you meet new people and exchange great ideas with artists and developers.</text:p>
      <text:p text:style-name="P68">Many</text:p>
      <text:p text:style-name="P68">Yes, my goals were very focused. one of the most interesting talks was at hostel with Lila Pagola, talking about media commons and education. and general ideas. Another interesting talk was with David Revoy in the upstairs . We talked about a better organization for presets and the importance to not keep an "ego" system. And more things to come for future in Krita. Also i Talked With Tatica from Fedora about the translation system they use for Darktable. I also talked about the Flisol. </text:p>
      <text:p text:style-name="P68">Also i used one of the afternoons to meet a friend in his art academy and make a brief talk about krita and <text:soft-page-break/>his features. </text:p>
      <text:p text:style-name="P68">yes, we do had productive meetings with the scribus team and the LGM organizers on friday evening</text:p>
      <text:p text:style-name="P68">Yes. <text:s/>I met quite a few new people and got to know some others better. <text:s/>Some of these may turn into more substantial projects or relationships.</text:p>
      <text:p text:style-name="P68">Yes! we had very productive meetings with other artists as well as other coders.</text:p>
      <text:p text:style-name="P68">We could have a meeting between Tupi, Synfig and Nina Paley talking about the future of development of such small projects. </text:p>
      <text:p text:style-name="P68">Yes, I met a fellow darktable developer for the first time in person and we had a few great ideas.</text:p>
      <text:p text:style-name="P68">Absolutely, that was probably the best part. There was a nice space (the bar) to talk and meet new people, vey important and really well done.</text:p>
      <text:p text:style-name="P68">Yes</text:p>
      <text:p text:style-name="P68">Yes, of course. ;)</text:p>
      <text:p text:style-name="P68">YES</text:p>
      <text:p text:style-name="P68">Of course, a lot.</text:p>
      <text:p text:style-name="P68">Indeed. Had a chance to establish some work ideas and workflows with gimp, krita and darktable.</text:p>
      <text:p text:style-name="P68">Yes, quite a lot. I think that LGM is a lot about unscheduled meetings too.</text:p>
      <text:p text:style-name="P69">Yes</text:p>
      <text:h text:style-name="P95" text:outline-level="3"><text:bookmark-start text:name="__RefHeading__1634_1759911609"/>Yes, but with some difficulty<text:bookmark-end text:name="__RefHeading__1634_1759911609"/></text:h>
      <text:p text:style-name="P6"><text:span text:style-name="T37">Y</text:span><text:span text:style-name="T34">es, although it was quite hard to find some time in the dense schedule.</text:span></text:p>
      <text:p text:style-name="P68">I could only participate to half of the GIMP meeting because my workshop had been scheduled in the same time. Not sure how "productive" this half was in the end, but still interesting.</text:p>
      <text:p text:style-name="P68">I don't know if we'll propose a workshop again, but definitely if we do, I hope schedules will take into accounts people with several "hats", especially as I wrote them all when I registered. :-)</text:p>
      <text:h text:style-name="P95" text:outline-level="3"><text:bookmark-start text:name="__RefHeading__1636_1759911609"/>No or not many productive meetings<text:bookmark-end text:name="__RefHeading__1636_1759911609"/></text:h>
      <text:p text:style-name="P70">No, I am still very shy</text:p>
      <text:p text:style-name="P68">No</text:p>
      <text:p text:style-name="P6"><text:span text:style-name="T63">N</text:span><text:span text:style-name="T34">ot so much, but this isn't why I attend.</text:span></text:p>
      <text:p text:style-name="P6"><text:span text:style-name="T63">A</text:span><text:span text:style-name="T34"> little before meeting start. very very little after start because of so much things to see/listen</text:span></text:p>
      <text:h text:style-name="P91" text:outline-level="2"><text:bookmark-start text:name="__RefHeading__1737_1759911609"/>Did you attend any workshops that were interesting/helpful/useful?<text:bookmark-end text:name="__RefHeading__1737_1759911609"/></text:h>
      <text:h text:style-name="P102" text:outline-level="3"><text:bookmark-start text:name="__RefHeading__1739_1759911609"/>Yes!<text:bookmark-end text:name="__RefHeading__1739_1759911609"/></text:h>
      <text:p text:style-name="P71">Yes, FLOSS in education meeting.</text:p>
      <text:p text:style-name="P71">Libre Graphics Meet Wikimedia Commons</text:p>
      <text:p text:style-name="P71">I attended the Open Font Library workshop — which I quite enjoyed.</text:p>
      <text:p text:style-name="P71">I liked the one about .GIF because I find very interesting this concepts about repetition, infinity, bucle, moebius.... and this is a great tool for making it possible.</text:p>
      <text:p text:style-name="P71">Yes</text:p>
      <text:p text:style-name="P71">Interesting </text:p>
      <text:p text:style-name="P71">Yes, Krita painting workshop and many of the presentations.</text:p>
      <text:p text:style-name="P71">Yes. Font design workshop.</text:p>
      <text:p text:style-name="P71">Yes</text:p>
      <text:p text:style-name="P71">Yes. Jehan's animation workshop was very informative, Alexei's font workshop was fun, and Lila's Wikimedia Commons workshop was instructive.</text:p>
      <text:p text:style-name="P71">Yes</text:p>
      <text:p text:style-name="P71">Definitely! (both of the translation workshops)</text:p>
      <text:p text:style-name="P71">Yes</text:p>
      <text:p text:style-name="P71">Yes Synfig and Krita Sketch.</text:p>
      <text:p text:style-name="P71">Yes, each one was great !</text:p>
      <text:p text:style-name="P71">Yes</text:p>
      <text:p text:style-name="P71">Yes</text:p>
      <text:p text:style-name="P71">I attended tatica's translation workshop which turned into a BOF.</text:p>
      <text:p text:style-name="P71">Yes. with kelty</text:p>
      <text:p text:style-name="P71">Yes</text:p>
      <text:p text:style-name="P71">Flossmanuals</text:p>
      <text:p text:style-name="P71"><text:soft-page-break/>Yes, krita and translation</text:p>
      <text:h text:style-name="P102" text:outline-level="3"><text:bookmark-start text:name="__RefHeading__1741_1759911609"/>No.<text:bookmark-end text:name="__RefHeading__1741_1759911609"/></text:h>
      <text:p text:style-name="P71">I didn't attend any workshops</text:p>
      <text:p text:style-name="P9"><text:span text:style-name="T63">N</text:span><text:span text:style-name="T60">o</text:span></text:p>
      <text:p text:style-name="P71">No, the one I attended was far too basic.</text:p>
      <text:p text:style-name="P71">Nope.</text:p>
      <text:h text:style-name="P92" text:outline-level="2"><text:bookmark-start text:name="__RefHeading__1638_1759911609"/>Additional comments, remarks<text:bookmark-end text:name="__RefHeading__1638_1759911609"/></text:h>
      <text:p text:style-name="P53">Congratulations guys. It was a really great event. Thank you. Looking forward to the next year already.</text:p>
      <text:p text:style-name="P53">Thanks for organising this! Madrid is a great city for a LGM.</text:p>
      <text:p text:style-name="P53">What you are doing is great. It is a breath of fresh air in regards to conferences that cost $500+ to attend.</text:p>
      <text:p text:style-name="P53">I think the next host city doesn't have to start with M... </text:p>
      <text:p text:style-name="P53">More GIMP-beer! -) Salud!</text:p>
      <text:p text:style-name="P53">Just a big thank you to everyone involved; it was a fantastic conference!</text:p>
      <text:p text:style-name="P53">All the best for the future edtions!</text:p>
      <text:p text:style-name="P54">Not just the best LGM I have attended, possibly the most interesting conference I have participated to. Amazing venue, amazing organisation, very rich programme, friendly hosts, etc. Hats off</text:p>
      <text:p text:style-name="P54">Nothing prepared me for the insanity of the Madrid airport.</text:p>
      <text:p text:style-name="P53">The venue was the best of all conferences I attended. Organizers team is awesome.</text:p>
      <text:p text:style-name="P53">Thanks a lot</text:p>
      <text:p text:style-name="P53">Really looking forward to next year!</text:p>
      <text:p text:style-name="P53">It was a very good experience for me</text:p>
      <text:p text:style-name="P53">I think I'm addicted!</text:p>
      <text:p text:style-name="P53">Thank you guys! Thank you so much and see you next year! :P #LGMRocks</text:p>
      <text:p text:style-name="P53">Thank you for all your efforts to make LGM a very productive meeting. you ROCK!</text:p>
      <text:p text:style-name="P53">Congrats to all who made this happen</text:p>
      <text:p text:style-name="P53">Thanks for your great work !</text:p>
      <text:p text:style-name="P53">Big big big thanks to all the organizers and supporters. <text:s/>MLP somehow manages an amazing mix of calm and competency that I have never seen in any similar cultural organization.</text:p>
      <text:p text:style-name="P53">Unfortunately I couldn't be present the previous and past days of the meeting, so I could have spend more time on work with my project partners and other interesting collaborators from other projects. <text:s/>I hope at next meeting I can have more free time.</text:p>
      <text:p text:style-name="P53">Please keep up the good work</text:p>
      <text:p text:style-name="P53">Thanks to the organization and everybody involved. I would love to attend next year (my vote goes to Madrid again, of course)</text:p>
      <text:p text:style-name="P53">It was a nice experience. I hope I could repeat in future. ;)</text:p>
      <text:p text:style-name="P55">Good job, really.</text:p>
      <text:p text:style-name="P8">LGM should be (and stay) an extract of the reflect of the crowd ... humm ?</text:p>
      <text:p text:style-name="P8">LGM should be (stay) open and take care of do not talk to themselves.</text:p>
      <text:p text:style-name="P31"><text:span text:style-name="T40">I'd like to thank the hosting in the Madhostel, is very comfortable, clean and calm, and people working there is really kind with us. The same for the workers and coordinators from Medialab, they made all this </text:span><text:span text:style-name="T40">hours of hard work be fantastic. Not joking.</text:span></text:p>
      <text:p text:style-name="P55">Thanks to all who were involved into putting together the LGM 2013! Muchas gracias!</text:p>
      <text:p text:style-name="P55">MediaLab Prado was a fabulous venue.. The LGM &amp; MediaLab Prado team did an excellent job of organizing the events, providing translation services and everything else, keeping everyone informed, and including the community for activities and communication. It appears that partnerships with other organizations enhances LGM and keeps it fresh and vibr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DejaVu Sans Condensed" svg:font-family="'DejaVu Sans Condensed'" style:font-adornments="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Condensed" fo:font-size="10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DejaVu Sans Condensed" fo:font-size="10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9T19:34:39</meta:creation-date>
    <dc:date>2013-05-11T10:45:41</dc:date>
    <meta:editing-duration>PT8H26M55S</meta:editing-duration>
    <meta:editing-cycles>28</meta:editing-cycles>
    <meta:generator>LibreOffice/3.6$Linux_x86 LibreOffice_project/360m1$Build-2</meta:generator>
    <meta:print-date>2013-05-10T19:05:38</meta:print-date>
    <meta:document-statistic meta:table-count="0" meta:image-count="0" meta:object-count="0" meta:page-count="13" meta:paragraph-count="406" meta:word-count="6899" meta:character-count="40288" meta:non-whitespace-character-count="33774"/>
  </office:meta>
</office:document-meta>
</file>